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tyle:font-face style:name="Mangal1" svg:font-family="Mangal"/>
    <style:font-face style:name="Verdana2" svg:font-family="Verdana, sans-serif"/>
    <style:font-face style:name="Calibri" svg:font-family="Calibri" style:font-family-generic="roman"/>
    <style:font-face style:name="Times New Roman1" svg:font-family="'Times New Roman'" style:font-family-generic="roman"/>
    <style:font-face style:name="WarnockPro-Regular" svg:font-family="WarnockPro-Regular"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background-color="#eeeeee" fo:padding-left="0.0194in" fo:padding-right="0in" fo:padding-top="0.0194in" fo:padding-bottom="0.0194in" fo:border-left="1pt solid #000000" fo:border-right="none" fo:border-top="1pt solid #000000" fo:border-bottom="1pt solid #000000">
        <style:background-image/>
      </style:table-cell-properties>
    </style:style>
    <style:style style:name="Table9.B1" style:family="table-cell">
      <style:table-cell-properties fo:background-color="#eeeeee" fo:padding="0.0194in" fo:border="1pt solid #000000">
        <style:background-image/>
      </style:table-cell-properties>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9.A3" style:family="table-cell">
      <style:table-cell-properties fo:padding-left="0.0194in" fo:padding-right="0in" fo:padding-top="0in" fo:padding-bottom="0.0194in" fo:border-left="1pt solid #000000" fo:border-right="none" fo:border-top="none" fo:border-bottom="1pt solid #000000"/>
    </style:style>
    <style:style style:name="Table9.B3" style:family="table-cell">
      <style:table-cell-properties fo:padding-left="0.0194in" fo:padding-right="0.0194in" fo:padding-top="0in" fo:padding-bottom="0.0194in" fo:border-left="1pt solid #000000" fo:border-right="1pt solid #000000" fo:border-top="none" fo:border-bottom="1pt solid #000000"/>
    </style:style>
    <style:style style:name="Table9.A4" style:family="table-cell">
      <style:table-cell-properties fo:padding-left="0.0194in" fo:padding-right="0in" fo:padding-top="0in" fo:padding-bottom="0.0194in" fo:border-left="1pt solid #000000" fo:border-right="none" fo:border-top="none" fo:border-bottom="1pt solid #000000"/>
    </style:style>
    <style:style style:name="Table9.B4" style:family="table-cell">
      <style:table-cell-properties fo:padding-left="0.0194in" fo:padding-right="0.0194in" fo:padding-top="0in" fo:padding-bottom="0.0194in" fo:border-left="1pt solid #000000" fo:border-right="1pt solid #000000" fo:border-top="none" fo:border-bottom="1pt solid #000000"/>
    </style:style>
    <style:style style:name="Table9.A5" style:family="table-cell">
      <style:table-cell-properties fo:padding-left="0.0194in" fo:padding-right="0in" fo:padding-top="0in" fo:padding-bottom="0.0194in" fo:border-left="1pt solid #000000" fo:border-right="none" fo:border-top="none" fo:border-bottom="1pt solid #000000"/>
    </style:style>
    <style:style style:name="Table9.B5" style:family="table-cell">
      <style:table-cell-properties fo:padding-left="0.0194in" fo:padding-right="0.0194in" fo:padding-top="0in" fo:padding-bottom="0.0194in" fo:border-left="1pt solid #000000" fo:border-right="1pt solid #000000" fo:border-top="none" fo:border-bottom="1pt solid #000000"/>
    </style:style>
    <style:style style:name="Table9.A6" style:family="table-cell">
      <style:table-cell-properties fo:padding-left="0.0194in" fo:padding-right="0in" fo:padding-top="0in" fo:padding-bottom="0.0194in" fo:border-left="1pt solid #000000" fo:border-right="none" fo:border-top="none" fo:border-bottom="1pt solid #000000"/>
    </style:style>
    <style:style style:name="Table9.B6" style:family="table-cell">
      <style:table-cell-properties fo:padding-left="0.0194in" fo:padding-right="0.0194in" fo:padding-top="0in" fo:padding-bottom="0.0194in" fo:border-left="1pt solid #000000" fo:border-right="1pt solid #000000" fo:border-top="none" fo:border-bottom="1pt solid #000000"/>
    </style:style>
    <style:style style:name="Table9.A7" style:family="table-cell">
      <style:table-cell-properties fo:padding-left="0.0194in" fo:padding-right="0in" fo:padding-top="0in" fo:padding-bottom="0.0194in" fo:border-left="1pt solid #000000" fo:border-right="none" fo:border-top="none" fo:border-bottom="1pt solid #000000"/>
    </style:style>
    <style:style style:name="Table9.B7" style:family="table-cell">
      <style:table-cell-properties fo:padding-left="0.0194in" fo:padding-right="0.0194in" fo:padding-top="0in" fo:padding-bottom="0.0194in" fo:border-left="1pt solid #000000" fo:border-right="1pt solid #000000" fo:border-top="none" fo:border-bottom="1pt solid #000000"/>
    </style:style>
    <style:style style:name="Table9.A8" style:family="table-cell">
      <style:table-cell-properties fo:padding-left="0.0194in" fo:padding-right="0in" fo:padding-top="0in" fo:padding-bottom="0.0194in" fo:border-left="1pt solid #000000" fo:border-right="none" fo:border-top="none" fo:border-bottom="1pt solid #000000"/>
    </style:style>
    <style:style style:name="Table9.B8" style:family="table-cell">
      <style:table-cell-properties fo:padding-left="0.0194in" fo:padding-right="0.0194in" fo:padding-top="0in" fo:padding-bottom="0.0194in" fo:border-left="1pt solid #000000" fo:border-right="1pt solid #000000" fo:border-top="none" fo:border-bottom="1pt solid #000000"/>
    </style:style>
    <style:style style:name="Table9.A9" style:family="table-cell">
      <style:table-cell-properties fo:padding-left="0.0194in" fo:padding-right="0in" fo:padding-top="0in" fo:padding-bottom="0.0194in" fo:border-left="1pt solid #000000" fo:border-right="none" fo:border-top="none" fo:border-bottom="1pt solid #000000"/>
    </style:style>
    <style:style style:name="Table9.B9" style:family="table-cell">
      <style:table-cell-properties fo:padding-left="0.0194in" fo:padding-right="0.0194in" fo:padding-top="0in" fo:padding-bottom="0.0194in" fo:border-left="1pt solid #000000" fo:border-right="1pt solid #000000" fo:border-top="none" fo:border-bottom="1pt solid #000000"/>
    </style:style>
    <style:style style:name="Table9.A10" style:family="table-cell">
      <style:table-cell-properties fo:padding-left="0.0194in" fo:padding-right="0in" fo:padding-top="0in" fo:padding-bottom="0.0194in" fo:border-left="1pt solid #000000" fo:border-right="none" fo:border-top="none" fo:border-bottom="1pt solid #000000"/>
    </style:style>
    <style:style style:name="Table9.B10"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Standard">
      <style:paragraph-properties style:line-height-at-least="0.1465in"/>
      <style:text-properties fo:font-variant="normal" fo:text-transform="none" fo:color="#000000" style:font-name="Verdana1" fo:font-size="10pt" fo:letter-spacing="normal" fo:font-style="normal" fo:font-weight="normal" officeooo:rsid="0022fe93" officeooo:paragraph-rsid="001cb90b" style:font-size-asian="10pt" style:font-weight-asian="bold" style:font-name-complex="Verdana1" style:font-size-complex="10pt" style:font-weight-complex="bold"/>
    </style:style>
    <style:style style:name="P2" style:family="paragraph" style:parent-style-name="Standard">
      <style:paragraph-properties style:line-height-at-least="0.1465in"/>
      <style:text-properties fo:font-variant="normal" fo:text-transform="none" fo:color="#000000" style:text-position="0% 100%" style:font-name="Verdana" fo:font-size="10pt" fo:letter-spacing="normal" fo:font-style="normal" fo:font-weight="bold" officeooo:rsid="0022fe93" officeooo:paragraph-rsid="001cb90b" style:font-size-asian="10pt" style:font-weight-asian="bold" style:font-name-complex="Verdana1" style:font-size-complex="10pt" style:font-weight-complex="bold"/>
    </style:style>
    <style:style style:name="P3" style:family="paragraph" style:parent-style-name="Standard">
      <style:text-properties officeooo:paragraph-rsid="005a6f7a"/>
    </style:style>
    <style:style style:name="P4"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1" fo:font-size="10pt" fo:letter-spacing="normal" fo:font-style="normal" fo:font-weight="bold" officeooo:rsid="00266966" officeooo:paragraph-rsid="001cb90b" style:font-size-asian="10pt" style:font-name-complex="Verdana1" style:font-size-complex="10pt"/>
    </style:style>
    <style:style style:name="P5"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1cb90b" style:font-size-asian="12pt" style:font-size-complex="12pt"/>
    </style:style>
    <style:style style:name="P6"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aa316" style:font-size-asian="12pt" style:font-size-complex="12pt"/>
    </style:style>
    <style:style style:name="P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e92c4" style:font-size-asian="12pt" style:font-size-complex="12pt"/>
    </style:style>
    <style:style style:name="P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50a51a" style:font-size-asian="12pt" style:font-size-complex="12pt"/>
    </style:style>
    <style:style style:name="P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fo:font-weight="bold" officeooo:paragraph-rsid="001cb90b" style:font-size-asian="12pt" style:font-size-complex="12pt"/>
    </style:style>
    <style:style style:name="P10"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209bab" style:font-size-asian="12pt" style:font-size-complex="12pt"/>
    </style:style>
    <style:style style:name="P11"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5a6f7a" style:font-size-asian="12pt" style:font-size-complex="12pt"/>
    </style:style>
    <style:style style:name="P12" style:family="paragraph" style:parent-style-name="Text_20_body">
      <style:paragraph-properties fo:margin-left="0in" fo:margin-right="0in" fo:margin-top="0in" fo:margin-bottom="0in" style:contextual-spacing="false" style:line-height-at-least="0.1465in" fo:text-indent="0in" style:auto-text-indent="false"/>
      <style:text-properties fo:color="#000000" style:font-name="Times New Roman" fo:font-size="12pt" fo:font-weight="bold" officeooo:paragraph-rsid="003c5446" style:font-size-asian="12pt" style:font-size-complex="12pt"/>
    </style:style>
    <style:style style:name="P13" style:family="paragraph" style:parent-style-name="Text_20_body">
      <style:text-properties fo:color="#000000" fo:font-size="10pt" fo:font-weight="bold" officeooo:paragraph-rsid="00209bab" fo:background-color="#ffffff"/>
    </style:style>
    <style:style style:name="P14" style:family="paragraph" style:parent-style-name="Text_20_body">
      <style:text-properties fo:color="#000000" officeooo:paragraph-rsid="00209bab" fo:background-color="#ffffff"/>
    </style:style>
    <style:style style:name="P15" style:family="paragraph" style:parent-style-name="Text_20_body">
      <style:paragraph-properties style:line-height-at-least="0.1465in"/>
      <style:text-properties fo:color="#000000" style:font-name="Times New Roman" fo:font-size="12pt" fo:font-weight="bold" officeooo:paragraph-rsid="00209bab" style:font-size-asian="12pt" style:font-size-complex="12pt"/>
    </style:style>
    <style:style style:name="P16" style:family="paragraph" style:parent-style-name="Text_20_body">
      <style:text-properties fo:color="#000000" style:font-name="Times New Roman" fo:font-size="12pt" officeooo:paragraph-rsid="00516e8f" style:font-size-asian="12pt" style:font-size-complex="12pt"/>
    </style:style>
    <style:style style:name="P17" style:family="paragraph" style:parent-style-name="Text_20_body">
      <style:paragraph-properties style:line-height-at-least="0.1465in"/>
      <style:text-properties fo:color="#000000" fo:font-size="12pt" officeooo:paragraph-rsid="001ec0b9" style:font-size-asian="12pt" style:font-size-complex="12pt"/>
    </style:style>
    <style:style style:name="P18" style:family="paragraph" style:parent-style-name="Text_20_body">
      <style:paragraph-properties style:line-height-at-least="0.1465in"/>
      <style:text-properties fo:color="#000000" fo:font-size="12pt" officeooo:paragraph-rsid="00209bab" style:font-size-asian="12pt" style:font-size-complex="12pt"/>
    </style:style>
    <style:style style:name="P19" style:family="paragraph" style:parent-style-name="Text_20_body">
      <style:paragraph-properties style:line-height-at-least="0.1465in"/>
      <style:text-properties fo:color="#000000" fo:font-size="12pt" officeooo:paragraph-rsid="003a2ac6" style:font-size-asian="12pt" style:font-size-complex="12pt"/>
    </style:style>
    <style:style style:name="P20" style:family="paragraph" style:parent-style-name="Text_20_body">
      <style:paragraph-properties style:line-height-at-least="0.1465in"/>
      <style:text-properties fo:color="#000000" fo:font-size="12pt" officeooo:paragraph-rsid="003c09bf" style:font-size-asian="12pt" style:font-size-complex="12pt"/>
    </style:style>
    <style:style style:name="P21" style:family="paragraph" style:parent-style-name="Text_20_body">
      <style:paragraph-properties style:line-height-at-least="0.1465in">
        <style:tab-stops/>
      </style:paragraph-properties>
      <style:text-properties fo:color="#000000" fo:font-size="12pt" officeooo:paragraph-rsid="0051b3a5" style:font-size-asian="12pt" style:font-size-complex="12pt"/>
    </style:style>
    <style:style style:name="P22" style:family="paragraph" style:parent-style-name="Text_20_body">
      <style:paragraph-properties style:line-height-at-least="0.1465in"/>
      <style:text-properties fo:color="#000000" fo:font-size="12pt" officeooo:paragraph-rsid="001ec0b9" fo:background-color="#ffffff" style:font-size-asian="12pt" style:font-size-complex="12pt"/>
    </style:style>
    <style:style style:name="P23" style:family="paragraph" style:parent-style-name="Text_20_body">
      <style:paragraph-properties style:line-height-at-least="0.1665in"/>
      <style:text-properties fo:color="#000000" fo:font-size="12pt" fo:font-weight="normal" officeooo:paragraph-rsid="00209bab" fo:background-color="#ffffff" style:font-size-asian="12pt" style:font-weight-asian="normal" style:font-size-complex="12pt" style:font-weight-complex="normal"/>
    </style:style>
    <style:style style:name="P24" style:family="paragraph" style:parent-style-name="Text_20_body">
      <style:text-properties fo:color="#000000" fo:font-size="12pt" fo:font-weight="normal" officeooo:paragraph-rsid="00209bab" fo:background-color="#ffffff" style:font-size-asian="12pt" style:font-weight-asian="normal" style:font-size-complex="12pt" style:font-weight-complex="normal"/>
    </style:style>
    <style:style style:name="P25" style:family="paragraph" style:parent-style-name="Text_20_body">
      <style:text-properties fo:color="#000000" fo:font-weight="bold" officeooo:paragraph-rsid="00209bab" fo:background-color="#ffffff" style:font-weight-asian="bold" style:font-weight-complex="bold"/>
    </style:style>
    <style:style style:name="P26"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0a3927" officeooo:paragraph-rsid="001cb90b" style:font-size-asian="10pt" style:font-weight-asian="bold" style:font-name-complex="Verdana1" style:font-size-complex="10pt" style:font-weight-complex="bold"/>
    </style:style>
    <style:style style:name="P27"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217b5f" officeooo:paragraph-rsid="001cb90b" style:font-size-asian="10pt" style:font-weight-asian="bold" style:font-name-complex="Verdana1" style:font-size-complex="10pt" style:font-weight-complex="bold"/>
    </style:style>
    <style:style style:name="P28" style:family="paragraph" style:parent-style-name="Text_20_body">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29" style:family="paragraph" style:parent-style-name="Text_20_body">
      <style:text-properties fo:font-variant="normal" fo:text-transform="none" fo:color="#000000" style:text-position="0% 100%" style:font-name="Times New Roman" fo:font-size="12pt" fo:letter-spacing="normal" fo:font-style="normal" fo:font-weight="bold" officeooo:rsid="00348fea" officeooo:paragraph-rsid="001cb90b" style:font-size-asian="12pt" style:font-weight-asian="bold" style:font-name-complex="Verdana1" style:font-size-complex="12pt" style:font-weight-complex="bold"/>
    </style:style>
    <style:style style:name="P30" style:family="paragraph" style:parent-style-name="Text_20_body">
      <style:text-properties fo:font-size="10.5pt" officeooo:paragraph-rsid="00209bab" style:font-size-asian="10.5pt" style:font-size-complex="10.5pt"/>
    </style:style>
    <style:style style:name="P31" style:family="paragraph" style:parent-style-name="Text_20_body">
      <style:text-properties fo:font-size="10.5pt" fo:font-style="italic" officeooo:paragraph-rsid="00209bab" style:font-size-asian="10.5pt" style:font-size-complex="10.5pt"/>
    </style:style>
    <style:style style:name="P32" style:family="paragraph" style:parent-style-name="Text_20_body">
      <style:text-properties fo:font-size="10.5pt" fo:font-style="italic" officeooo:paragraph-rsid="00209bab" style:font-size-asian="10.5pt" style:font-style-asian="italic" style:font-size-complex="10.5pt" style:font-style-complex="italic"/>
    </style:style>
    <style:style style:name="P33" style:family="paragraph" style:parent-style-name="Text_20_body">
      <style:text-properties style:font-name="Times New Roman" fo:font-size="10.5pt" officeooo:paragraph-rsid="00209bab" style:font-size-asian="10.5pt" style:font-size-complex="10.5pt"/>
    </style:style>
    <style:style style:name="P34" style:family="paragraph" style:parent-style-name="Text_20_body">
      <style:text-properties style:font-name="Times New Roman" fo:font-size="10.5pt" fo:font-style="italic" officeooo:paragraph-rsid="00209bab" style:font-size-asian="10.5pt" style:font-size-complex="10.5pt"/>
    </style:style>
    <style:style style:name="P35" style:family="paragraph" style:parent-style-name="Text_20_body">
      <style:text-properties style:font-name="Times New Roman" fo:font-size="11pt" officeooo:paragraph-rsid="00209bab" style:font-size-asian="11pt" style:font-size-complex="11pt"/>
    </style:style>
    <style:style style:name="P36" style:family="paragraph" style:parent-style-name="Text_20_body">
      <style:text-properties style:font-name="Times New Roman" fo:font-size="12pt" fo:font-weight="bold" officeooo:paragraph-rsid="001cb90b" style:font-size-asian="12pt" style:font-size-complex="12pt"/>
    </style:style>
    <style:style style:name="P37" style:family="paragraph" style:parent-style-name="Text_20_body">
      <style:text-properties officeooo:paragraph-rsid="00209bab"/>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style:line-height-at-least="0.1465in"/>
      <style:text-properties fo:font-size="12pt" officeooo:paragraph-rsid="00209bab" style:font-size-asian="12pt" style:font-size-complex="12pt"/>
    </style:style>
    <style:style style:name="P40" style:family="paragraph" style:parent-style-name="Text_20_body">
      <style:text-properties fo:font-size="12pt" officeooo:paragraph-rsid="00209bab" style:font-size-asian="12pt" style:font-size-complex="12pt"/>
    </style:style>
    <style:style style:name="P41" style:family="paragraph" style:parent-style-name="Text_20_body">
      <style:text-properties fo:font-size="12pt" officeooo:paragraph-rsid="0059ab37" style:font-size-asian="12pt" style:font-size-complex="12pt"/>
    </style:style>
    <style:style style:name="P42" style:family="paragraph" style:parent-style-name="Text_20_body">
      <style:text-properties fo:font-size="11pt" style:font-size-asian="11pt" style:font-size-complex="11pt"/>
    </style:style>
    <style:style style:name="P43" style:family="paragraph" style:parent-style-name="Text_20_body">
      <style:text-properties officeooo:paragraph-rsid="004bb187"/>
    </style:style>
    <style:style style:name="P44" style:family="paragraph" style:parent-style-name="Text_20_body">
      <style:text-properties fo:font-size="10pt" fo:font-weight="bold" officeooo:paragraph-rsid="001cb90b"/>
    </style:style>
    <style:style style:name="P45" style:family="paragraph" style:parent-style-name="Text_20_body">
      <style:paragraph-properties fo:margin-top="0in" fo:margin-bottom="0in" style:contextual-spacing="false"/>
      <style:text-properties fo:color="#000000" fo:font-size="10pt" officeooo:paragraph-rsid="00209bab"/>
    </style:style>
    <style:style style:name="P46" style:family="paragraph" style:parent-style-name="Text_20_body">
      <style:paragraph-properties fo:margin-top="0in" fo:margin-bottom="0in" style:contextual-spacing="false"/>
      <style:text-properties fo:color="#000000" fo:font-size="10pt" officeooo:paragraph-rsid="003d8720"/>
    </style:style>
    <style:style style:name="P47" style:family="paragraph" style:parent-style-name="Text_20_body">
      <style:paragraph-properties fo:margin-top="0in" fo:margin-bottom="0in" style:contextual-spacing="false"/>
      <style:text-properties fo:color="#000000" officeooo:paragraph-rsid="00209bab"/>
    </style:style>
    <style:style style:name="P48" style:family="paragraph" style:parent-style-name="Text_20_body">
      <style:paragraph-properties fo:margin-top="0in" fo:margin-bottom="0in" style:contextual-spacing="false"/>
      <style:text-properties fo:color="#000000" fo:font-size="12pt" officeooo:paragraph-rsid="001cb90b" style:font-size-asian="12pt" style:font-size-complex="12pt"/>
    </style:style>
    <style:style style:name="P49" style:family="paragraph" style:parent-style-name="Text_20_body">
      <style:paragraph-properties fo:margin-top="0in" fo:margin-bottom="0in" style:contextual-spacing="false"/>
      <style:text-properties fo:color="#000000" fo:font-size="12pt" officeooo:paragraph-rsid="00209bab" style:font-size-asian="12pt" style:font-size-complex="12pt"/>
    </style:style>
    <style:style style:name="P50" style:family="paragraph" style:parent-style-name="Text_20_body">
      <style:paragraph-properties fo:margin-top="0in" fo:margin-bottom="0in" style:contextual-spacing="false"/>
      <style:text-properties fo:color="#000000" fo:font-size="12pt" officeooo:rsid="001cb90b" officeooo:paragraph-rsid="001cb90b" style:font-size-asian="12pt" style:font-size-complex="12pt"/>
    </style:style>
    <style:style style:name="P51" style:family="paragraph" style:parent-style-name="Text_20_body">
      <style:paragraph-properties fo:margin-top="0in" fo:margin-bottom="0in" style:contextual-spacing="false"/>
      <style:text-properties fo:color="#000000" fo:font-size="12pt" officeooo:paragraph-rsid="003d8720" style:font-size-asian="12pt" style:font-size-complex="12pt"/>
    </style:style>
    <style:style style:name="P52" style:family="paragraph" style:parent-style-name="Text_20_body">
      <style:paragraph-properties fo:margin-top="0in" fo:margin-bottom="0in" style:contextual-spacing="false"/>
      <style:text-properties fo:color="#000000" fo:font-size="12pt" officeooo:paragraph-rsid="003ee1b3" style:font-size-asian="12pt" style:font-size-complex="12pt"/>
    </style:style>
    <style:style style:name="P53" style:family="paragraph" style:parent-style-name="Text_20_body">
      <style:paragraph-properties fo:margin-top="0in" fo:margin-bottom="0in" style:contextual-spacing="false"/>
      <style:text-properties fo:color="#000000" fo:font-size="12pt" officeooo:paragraph-rsid="003fe662" style:font-size-asian="12pt" style:font-size-complex="12pt"/>
    </style:style>
    <style:style style:name="P54" style:family="paragraph" style:parent-style-name="Text_20_body">
      <style:paragraph-properties fo:margin-top="0in" fo:margin-bottom="0in" style:contextual-spacing="false"/>
      <style:text-properties fo:color="#000000" fo:font-size="12pt" officeooo:paragraph-rsid="003c5446" style:font-size-asian="12pt" style:font-size-complex="12pt"/>
    </style:style>
    <style:style style:name="P55" style:family="paragraph" style:parent-style-name="Text_20_body">
      <style:paragraph-properties fo:margin-top="0in" fo:margin-bottom="0in" style:contextual-spacing="false"/>
      <style:text-properties fo:color="#000000" fo:font-size="12pt" officeooo:paragraph-rsid="00340b17" style:font-size-asian="12pt" style:font-size-complex="12pt"/>
    </style:style>
    <style:style style:name="P56" style:family="paragraph" style:parent-style-name="Text_20_body">
      <style:paragraph-properties fo:margin-top="0in" fo:margin-bottom="0in" style:contextual-spacing="false"/>
      <style:text-properties fo:color="#000000" fo:font-size="12pt" officeooo:paragraph-rsid="0055c6fe" style:font-size-asian="12pt" style:font-size-complex="12pt"/>
    </style:style>
    <style:style style:name="P57" style:family="paragraph" style:parent-style-name="Text_20_body">
      <style:paragraph-properties fo:margin-top="0in" fo:margin-bottom="0in" style:contextual-spacing="false"/>
      <style:text-properties fo:color="#000000" fo:font-size="12pt" officeooo:paragraph-rsid="00569630" style:font-size-asian="12pt" style:font-size-complex="12pt"/>
    </style:style>
    <style:style style:name="P58" style:family="paragraph" style:parent-style-name="Text_20_body">
      <style:paragraph-properties fo:margin-top="0in" fo:margin-bottom="0in" style:contextual-spacing="false"/>
      <style:text-properties fo:color="#000000" fo:font-size="12pt" officeooo:paragraph-rsid="00581dc9" style:font-size-asian="12pt" style:font-size-complex="12pt"/>
    </style:style>
    <style:style style:name="P59" style:family="paragraph" style:parent-style-name="Text_20_body">
      <style:paragraph-properties fo:margin-top="0in" fo:margin-bottom="0in" style:contextual-spacing="false"/>
      <style:text-properties fo:color="#000000" fo:font-size="12pt" officeooo:paragraph-rsid="0059ab37" style:font-size-asian="12pt" style:font-size-complex="12pt"/>
    </style:style>
    <style:style style:name="P60" style:family="paragraph" style:parent-style-name="Text_20_body">
      <style:paragraph-properties fo:margin-top="0in" fo:margin-bottom="0in" style:contextual-spacing="false"/>
      <style:text-properties fo:color="#000000" fo:font-size="12pt" fo:font-weight="bold" officeooo:paragraph-rsid="00209bab" style:font-size-asian="12pt" style:font-size-complex="12pt"/>
    </style:style>
    <style:style style:name="P61" style:family="paragraph" style:parent-style-name="Text_20_body">
      <style:paragraph-properties fo:margin-top="0in" fo:margin-bottom="0in" style:contextual-spacing="false"/>
      <style:text-properties fo:color="#000000" fo:font-size="12pt" fo:font-weight="bold" officeooo:paragraph-rsid="001cb90b" style:font-size-asian="12pt" style:font-size-complex="12pt"/>
    </style:style>
    <style:style style:name="P62" style:family="paragraph" style:parent-style-name="Text_20_body">
      <style:paragraph-properties fo:margin-top="0in" fo:margin-bottom="0in" style:contextual-spacing="false"/>
      <style:text-properties fo:color="#000000" fo:font-size="12pt" fo:font-weight="normal" officeooo:paragraph-rsid="001cb90b" style:font-size-asian="12pt" style:font-weight-asian="normal" style:font-size-complex="12pt" style:font-weight-complex="normal"/>
    </style:style>
    <style:style style:name="P63" style:family="paragraph" style:parent-style-name="Text_20_body">
      <style:paragraph-properties fo:margin-top="0in" fo:margin-bottom="0in" style:contextual-spacing="false"/>
      <style:text-properties fo:color="#000000" fo:font-size="12pt" fo:font-style="italic" officeooo:paragraph-rsid="001cb90b" style:font-size-asian="12pt" style:font-size-complex="12pt"/>
    </style:style>
    <style:style style:name="P64" style:family="paragraph" style:parent-style-name="Text_20_body">
      <style:paragraph-properties fo:margin-top="0in" fo:margin-bottom="0in" style:contextual-spacing="false"/>
      <style:text-properties fo:color="#000000" fo:font-size="12pt" fo:font-style="normal" officeooo:rsid="0055fd9f" officeooo:paragraph-rsid="00569630" style:font-size-asian="12pt" style:font-style-asian="normal" style:font-size-complex="12pt" style:font-style-complex="normal"/>
    </style:style>
    <style:style style:name="P65" style:family="paragraph" style:parent-style-name="Text_20_body">
      <style:paragraph-properties fo:margin-top="0in" fo:margin-bottom="0in" style:contextual-spacing="false"/>
      <style:text-properties fo:color="#000000" fo:font-size="12pt" fo:font-style="normal" officeooo:rsid="00581dc9" officeooo:paragraph-rsid="00581dc9" style:font-size-asian="12pt" style:font-style-asian="normal" style:font-size-complex="12pt" style:font-style-complex="normal"/>
    </style:style>
    <style:style style:name="P66" style:family="paragraph" style:parent-style-name="Text_20_body">
      <style:paragraph-properties fo:margin-top="0in" fo:margin-bottom="0in" style:contextual-spacing="false" fo:line-height="100%"/>
      <style:text-properties officeooo:paragraph-rsid="00209bab"/>
    </style:style>
    <style:style style:name="P67" style:family="paragraph" style:parent-style-name="Text_20_body">
      <style:paragraph-properties fo:margin-top="0in" fo:margin-bottom="0in" style:contextual-spacing="false"/>
      <style:text-properties style:font-name="Times New Roman" fo:font-size="11pt" officeooo:paragraph-rsid="00209bab" style:font-size-asian="11pt" style:font-size-complex="11pt"/>
    </style:style>
    <style:style style:name="P68" style:family="paragraph" style:parent-style-name="Text_20_body">
      <style:paragraph-properties fo:margin-top="0in" fo:margin-bottom="0in" style:contextual-spacing="false"/>
      <style:text-properties fo:font-weight="normal" officeooo:paragraph-rsid="00209bab" style:font-weight-asian="normal" style:font-weight-complex="normal"/>
    </style:style>
    <style:style style:name="P69" style:family="paragraph" style:parent-style-name="Text_20_body">
      <style:paragraph-properties fo:margin-top="0in" fo:margin-bottom="0in" style:contextual-spacing="false"/>
      <style:text-properties officeooo:paragraph-rsid="00340b17"/>
    </style:style>
    <style:style style:name="P70" style:family="paragraph" style:parent-style-name="Text_20_body">
      <style:paragraph-properties fo:margin-top="0in" fo:margin-bottom="0in" style:contextual-spacing="false"/>
      <style:text-properties officeooo:paragraph-rsid="003c5446"/>
    </style:style>
    <style:style style:name="P71" style:family="paragraph" style:parent-style-name="Text_20_body">
      <style:paragraph-properties fo:margin-top="0in" fo:margin-bottom="0in" style:contextual-spacing="false"/>
      <style:text-properties fo:font-size="12pt" officeooo:paragraph-rsid="0059ab37" style:font-size-asian="12pt" style:font-size-complex="12pt"/>
    </style:style>
    <style:style style:name="P72"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2" fo:font-size="10pt" fo:font-weight="bold" officeooo:paragraph-rsid="00209bab"/>
    </style:style>
    <style:style style:name="P73" style:family="paragraph" style:parent-style-name="Table_20_Contents">
      <style:paragraph-properties fo:margin-top="0in" fo:margin-bottom="0.1965in" style:contextual-spacing="false" fo:text-align="center" style:justify-single-word="false"/>
      <style:text-properties style:font-name="Verdana2" fo:font-size="10pt" fo:font-weight="bold" officeooo:paragraph-rsid="00209bab"/>
    </style:style>
    <style:style style:name="P74" style:family="paragraph" style:parent-style-name="Text_20_body">
      <style:paragraph-properties fo:margin-top="0in" fo:margin-bottom="0.1043in" style:contextual-spacing="false" style:line-height-at-least="0.1665in"/>
      <style:text-properties fo:color="#000000" fo:font-size="12pt" fo:font-style="italic" officeooo:paragraph-rsid="00209bab" style:font-size-asian="12pt" style:font-size-complex="12pt"/>
    </style:style>
    <style:style style:name="P75" style:family="paragraph" style:parent-style-name="Text_20_body">
      <style:paragraph-properties fo:margin-top="0in" fo:margin-bottom="0.1043in" style:contextual-spacing="false" style:line-height-at-least="0.1665in"/>
      <style:text-properties officeooo:paragraph-rsid="003c5446"/>
    </style:style>
    <style:style style:name="P76" style:family="paragraph" style:parent-style-name="Text_20_body">
      <style:paragraph-properties fo:margin-left="0.5in" fo:margin-right="0in" fo:margin-top="0in" fo:margin-bottom="0in" style:contextual-spacing="false" fo:text-indent="0in" style:auto-text-indent="false"/>
      <style:text-properties fo:color="#000000" fo:font-size="12pt" fo:font-style="italic" officeooo:paragraph-rsid="001cb90b" style:font-size-asian="12pt" style:font-size-complex="12pt"/>
    </style:style>
    <style:style style:name="P77" style:family="paragraph" style:parent-style-name="Text_20_body">
      <style:paragraph-properties fo:margin-left="0.5in" fo:margin-right="0in" fo:text-indent="-0.1965in" style:auto-text-indent="false"/>
      <style:text-properties fo:font-size="12pt" officeooo:paragraph-rsid="001cb90b" style:font-size-asian="12pt" style:font-size-complex="12pt"/>
    </style:style>
    <style:style style:name="P78" style:family="paragraph" style:parent-style-name="Text_20_body" style:list-style-name="L4">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79" style:family="paragraph" style:parent-style-name="Text_20_body" style:list-style-name="L6">
      <style:paragraph-properties style:line-height-at-least="0.1465in"/>
      <style:text-properties fo:font-size="12pt" officeooo:paragraph-rsid="00209bab" style:font-size-asian="12pt" style:font-size-complex="12pt"/>
    </style:style>
    <style:style style:name="P80" style:family="paragraph" style:parent-style-name="Text_20_body" style:list-style-name="L7">
      <style:text-properties fo:font-size="12pt" officeooo:paragraph-rsid="00209bab" style:font-size-asian="12pt" style:font-size-complex="12pt"/>
    </style:style>
    <style:style style:name="P81" style:family="paragraph" style:parent-style-name="Text_20_body">
      <style:text-properties fo:font-size="12pt" fo:font-weight="bold" officeooo:rsid="0026a7d1" officeooo:paragraph-rsid="0026a7d1" style:font-size-asian="12pt" style:font-weight-asian="bold" style:font-size-complex="12pt" style:font-weight-complex="bold"/>
    </style:style>
    <style:style style:name="P82" style:family="paragraph" style:parent-style-name="Text_20_body" style:list-style-name="L7">
      <style:text-properties fo:color="#000000" fo:font-size="12pt" officeooo:paragraph-rsid="00209bab" style:font-size-asian="12pt" style:font-size-complex="12pt"/>
    </style:style>
    <style:style style:name="P83" style:family="paragraph" style:parent-style-name="Text_20_body" style:list-style-name="L7">
      <style:text-properties fo:color="#000000" fo:font-size="12pt" officeooo:paragraph-rsid="00209bab" fo:background-color="#ffffff" style:font-size-asian="12pt" style:font-size-complex="12pt"/>
    </style:style>
    <style:style style:name="P84" style:family="paragraph" style:parent-style-name="Text_20_body">
      <style:text-properties officeooo:paragraph-rsid="005df2fd"/>
    </style:style>
    <style:style style:name="P85" style:family="paragraph" style:parent-style-name="Text_20_body">
      <style:text-properties officeooo:paragraph-rsid="0044d38a"/>
    </style:style>
    <style:style style:name="P86" style:family="paragraph" style:parent-style-name="Text_20_body">
      <style:text-properties officeooo:paragraph-rsid="0066f08b"/>
    </style:style>
    <style:style style:name="P87" style:family="paragraph" style:parent-style-name="Text_20_body">
      <style:text-properties officeooo:paragraph-rsid="006e36e2"/>
    </style:style>
    <style:style style:name="P88" style:family="paragraph" style:parent-style-name="Text_20_body">
      <style:text-properties officeooo:paragraph-rsid="00715865"/>
    </style:style>
    <style:style style:name="P89" style:family="paragraph" style:parent-style-name="Text_20_body">
      <style:text-properties officeooo:paragraph-rsid="007420dd"/>
    </style:style>
    <style:style style:name="P90" style:family="paragraph" style:parent-style-name="Text_20_body">
      <style:text-properties officeooo:paragraph-rsid="00762866"/>
    </style:style>
    <style:style style:name="P91" style:family="paragraph" style:parent-style-name="Text_20_body">
      <style:text-properties officeooo:paragraph-rsid="007701f6"/>
    </style:style>
    <style:style style:name="P92" style:family="paragraph" style:parent-style-name="Text_20_body">
      <style:text-properties officeooo:paragraph-rsid="007708f4"/>
    </style:style>
    <style:style style:name="P93" style:family="paragraph" style:parent-style-name="Text_20_body" style:list-style-name="L17"/>
    <style:style style:name="P94" style:family="paragraph" style:parent-style-name="Text_20_body">
      <style:text-properties officeooo:paragraph-rsid="0079e360"/>
    </style:style>
    <style:style style:name="P95" style:family="paragraph" style:parent-style-name="Text_20_body" style:list-style-name="L5">
      <style:paragraph-properties fo:margin-top="0.0626in" fo:margin-bottom="0.0626in" style:contextual-spacing="false" style:line-height-at-least="0.1665in"/>
      <style:text-properties fo:color="#000000" fo:font-size="12pt" fo:font-style="italic" officeooo:paragraph-rsid="00209bab" style:font-size-asian="12pt" style:font-size-complex="12pt"/>
    </style:style>
    <style:style style:name="P96" style:family="paragraph" style:parent-style-name="Text_20_body" style:list-style-name="L5">
      <style:paragraph-properties fo:margin-top="0.0626in" fo:margin-bottom="0.0626in" style:contextual-spacing="false" style:line-height-at-least="0.1665in"/>
      <style:text-properties fo:font-size="12pt" officeooo:paragraph-rsid="00209bab" style:font-size-asian="12pt" style:font-size-complex="12pt"/>
    </style:style>
    <style:style style:name="P97" style:family="paragraph" style:parent-style-name="Text_20_body" style:list-style-name="L6">
      <style:paragraph-properties fo:margin-top="0in" fo:margin-bottom="0in" style:contextual-spacing="false"/>
      <style:text-properties fo:color="#000000" fo:font-size="12pt" officeooo:paragraph-rsid="00209bab" style:font-size-asian="12pt" style:font-size-complex="12pt"/>
    </style:style>
    <style:style style:name="P98" style:family="paragraph" style:parent-style-name="Text_20_body">
      <style:paragraph-properties fo:margin-top="0in" fo:margin-bottom="0in" style:contextual-spacing="false"/>
      <style:text-properties fo:color="#000000" fo:font-size="12pt" officeooo:paragraph-rsid="00715865" style:font-size-asian="12pt" style:font-size-complex="12pt"/>
    </style:style>
    <style:style style:name="P99" style:family="paragraph" style:parent-style-name="Text_20_body">
      <style:paragraph-properties fo:margin-top="0in" fo:margin-bottom="0in" style:contextual-spacing="false"/>
      <style:text-properties fo:color="#000000" fo:font-size="12pt" fo:font-style="normal" officeooo:rsid="0055fd9f" officeooo:paragraph-rsid="00715865" style:font-size-asian="12pt" style:font-style-asian="normal" style:font-size-complex="12pt" style:font-style-complex="normal"/>
    </style:style>
    <style:style style:name="P100" style:family="paragraph" style:parent-style-name="Text_20_body" style:list-style-name="L15">
      <style:paragraph-properties fo:margin-top="0in" fo:margin-bottom="0in" style:contextual-spacing="false"/>
      <style:text-properties fo:color="#000000" style:font-name="Times New Roman" fo:font-size="11pt" officeooo:paragraph-rsid="00209bab" style:font-size-asian="11pt" style:font-size-complex="11pt"/>
    </style:style>
    <style:style style:name="P101" style:family="paragraph" style:parent-style-name="Text_20_body" style:list-style-name="L8">
      <style:paragraph-properties fo:margin-top="0in" fo:margin-bottom="0in" style:contextual-spacing="false"/>
      <style:text-properties style:font-name="Times New Roman" fo:font-size="11pt" officeooo:paragraph-rsid="00209bab" style:font-size-asian="11pt" style:font-size-complex="11pt"/>
    </style:style>
    <style:style style:name="P102" style:family="paragraph" style:parent-style-name="Text_20_body" style:list-style-name="L9">
      <style:paragraph-properties fo:margin-top="0in" fo:margin-bottom="0in" style:contextual-spacing="false"/>
      <style:text-properties style:font-name="Times New Roman" fo:font-size="11pt" officeooo:paragraph-rsid="00209bab" style:font-size-asian="11pt" style:font-size-complex="11pt"/>
    </style:style>
    <style:style style:name="P103" style:family="paragraph" style:parent-style-name="Text_20_body" style:list-style-name="L10">
      <style:paragraph-properties fo:margin-top="0in" fo:margin-bottom="0in" style:contextual-spacing="false"/>
      <style:text-properties style:font-name="Times New Roman" fo:font-size="11pt" officeooo:paragraph-rsid="00209bab" style:font-size-asian="11pt" style:font-size-complex="11pt"/>
    </style:style>
    <style:style style:name="P104" style:family="paragraph" style:parent-style-name="Text_20_body" style:list-style-name="L11">
      <style:paragraph-properties fo:margin-top="0in" fo:margin-bottom="0in" style:contextual-spacing="false"/>
      <style:text-properties style:font-name="Times New Roman" fo:font-size="11pt" officeooo:paragraph-rsid="00209bab" style:font-size-asian="11pt" style:font-size-complex="11pt"/>
    </style:style>
    <style:style style:name="P105" style:family="paragraph" style:parent-style-name="Text_20_body" style:list-style-name="L12">
      <style:paragraph-properties fo:margin-top="0in" fo:margin-bottom="0in" style:contextual-spacing="false"/>
      <style:text-properties style:font-name="Times New Roman" fo:font-size="11pt" officeooo:paragraph-rsid="00209bab" style:font-size-asian="11pt" style:font-size-complex="11pt"/>
    </style:style>
    <style:style style:name="P106" style:family="paragraph" style:parent-style-name="Text_20_body" style:list-style-name="L13">
      <style:paragraph-properties fo:margin-top="0in" fo:margin-bottom="0in" style:contextual-spacing="false"/>
      <style:text-properties style:font-name="Times New Roman" fo:font-size="11pt" officeooo:paragraph-rsid="00209bab" style:font-size-asian="11pt" style:font-size-complex="11pt"/>
    </style:style>
    <style:style style:name="P107" style:family="paragraph" style:parent-style-name="Text_20_body" style:list-style-name="L14">
      <style:paragraph-properties fo:margin-top="0in" fo:margin-bottom="0in" style:contextual-spacing="false"/>
      <style:text-properties style:font-name="Times New Roman" fo:font-size="11pt" officeooo:paragraph-rsid="00209bab" style:font-size-asian="11pt" style:font-size-complex="11pt"/>
    </style:style>
    <style:style style:name="P108" style:family="paragraph" style:parent-style-name="Text_20_body" style:list-style-name="L15">
      <style:paragraph-properties fo:margin-top="0in" fo:margin-bottom="0in" style:contextual-spacing="false"/>
      <style:text-properties style:font-name="Times New Roman" fo:font-size="11pt" officeooo:paragraph-rsid="00209bab" style:font-size-asian="11pt" style:font-size-complex="11pt"/>
    </style:style>
    <style:style style:name="P109" style:family="paragraph" style:parent-style-name="Text_20_body" style:list-style-name="L16">
      <style:paragraph-properties fo:margin-top="0in" fo:margin-bottom="0in" style:contextual-spacing="false"/>
      <style:text-properties style:font-name="Times New Roman" fo:font-size="11pt" officeooo:paragraph-rsid="00209bab" style:font-size-asian="11pt" style:font-size-complex="11pt"/>
    </style:style>
    <style:style style:name="P110" style:family="paragraph" style:parent-style-name="Text_20_body" style:list-style-name="L10">
      <style:paragraph-properties fo:margin-top="0in" fo:margin-bottom="0in" style:contextual-spacing="false"/>
      <style:text-properties officeooo:paragraph-rsid="00209bab"/>
    </style:style>
    <style:style style:name="P111" style:family="paragraph" style:parent-style-name="Text_20_body" style:list-style-name="L12">
      <style:paragraph-properties fo:margin-top="0in" fo:margin-bottom="0in" style:contextual-spacing="false"/>
      <style:text-properties fo:color="#3b3835" style:font-name="Times New Roman" fo:font-size="11pt" officeooo:paragraph-rsid="00209bab" style:font-size-asian="11pt" style:font-size-complex="11pt"/>
    </style:style>
    <style:style style:name="P112" style:family="paragraph" style:parent-style-name="Text_20_body" style:list-style-name="L17">
      <style:paragraph-properties fo:margin-top="0in" fo:margin-bottom="0in" style:contextual-spacing="false"/>
    </style:style>
    <style:style style:name="P113" style:family="paragraph" style:parent-style-name="Text_20_body">
      <style:paragraph-properties fo:margin-left="0in" fo:margin-right="0in" fo:line-height="100%" fo:text-indent="0in" style:auto-text-indent="false"/>
      <style:text-properties officeooo:paragraph-rsid="0066f08b"/>
    </style:style>
    <style:style style:name="P114" style:family="paragraph" style:parent-style-name="Text_20_body">
      <style:paragraph-properties fo:margin-left="0in" fo:margin-right="0in" fo:line-height="100%" fo:text-indent="0in" style:auto-text-indent="false"/>
      <style:text-properties officeooo:paragraph-rsid="00715865"/>
    </style:style>
    <style:style style:name="P115" style:family="paragraph" style:parent-style-name="Standard">
      <style:text-properties officeooo:paragraph-rsid="0066f08b"/>
    </style:style>
    <style:style style:name="P116" style:family="paragraph">
      <style:paragraph-properties fo:text-align="center"/>
    </style:style>
    <style:style style:name="T1" style:family="text">
      <style:text-properties fo:font-weight="bold"/>
    </style:style>
    <style:style style:name="T2" style:family="text">
      <style:text-properties style:text-position="33% 80%"/>
    </style:style>
    <style:style style:name="T3" style:family="text">
      <style:text-properties style:text-position="33% 80%" fo:font-weight="bold"/>
    </style:style>
    <style:style style:name="T4" style:family="text">
      <style:text-properties style:text-position="33% 80%" fo:background-color="#ffffff"/>
    </style:style>
    <style:style style:name="T5" style:family="text">
      <style:text-properties style:text-position="33% 80%" fo:font-size="12pt" style:font-size-asian="12pt" style:font-size-complex="12pt"/>
    </style:style>
    <style:style style:name="T6" style:family="text">
      <style:text-properties style:text-position="33% 80%" fo:font-weight="normal" style:font-weight-asian="normal" style:font-weight-complex="normal"/>
    </style:style>
    <style:style style:name="T7" style:family="text">
      <style:text-properties style:text-position="0% 100%" style:font-name="Verdana" fo:font-weight="bold"/>
    </style:style>
    <style:style style:name="T8" style:family="text">
      <style:text-properties style:text-position="0% 100%" style:font-name="Verdana" fo:font-weight="bold" officeooo:rsid="00348fea"/>
    </style:style>
    <style:style style:name="T9" style:family="text">
      <style:text-properties style:text-position="0% 100%" style:font-name="Verdana" fo:font-weight="bold" officeooo:rsid="0024c595"/>
    </style:style>
    <style:style style:name="T10" style:family="text">
      <style:text-properties style:text-position="0% 100%" officeooo:rsid="00348fea"/>
    </style:style>
    <style:style style:name="T11" style:family="text">
      <style:text-properties style:text-position="0% 100%" officeooo:rsid="006f2f0f"/>
    </style:style>
    <style:style style:name="T12" style:family="text">
      <style:text-properties style:text-position="0% 100%" officeooo:rsid="00288b8f"/>
    </style:style>
    <style:style style:name="T13" style:family="text">
      <style:text-properties style:text-position="0% 100%" fo:font-weight="normal" officeooo:rsid="002d1d35" style:font-weight-asian="normal" style:font-weight-complex="normal"/>
    </style:style>
    <style:style style:name="T14" style:family="text">
      <style:text-properties style:text-position="0% 100%" officeooo:rsid="00516e8f"/>
    </style:style>
    <style:style style:name="T15" style:family="text">
      <style:text-properties officeooo:rsid="0022fe93"/>
    </style:style>
    <style:style style:name="T16" style:family="text">
      <style:text-properties style:text-position="super 58%" officeooo:rsid="0022fe93"/>
    </style:style>
    <style:style style:name="T17" style:family="text">
      <style:text-properties style:text-position="super 58%" officeooo:rsid="00288b8f"/>
    </style:style>
    <style:style style:name="T18" style:family="text">
      <style:text-properties style:text-position="super 58%" officeooo:rsid="00297987"/>
    </style:style>
    <style:style style:name="T19" style:family="text">
      <style:text-properties style:text-position="super 58%" fo:letter-spacing="normal" officeooo:rsid="004bb187"/>
    </style:style>
    <style:style style:name="T20" style:family="text">
      <style:text-properties style:text-position="super 58%" style:font-name="Times New Roman1" officeooo:rsid="00288b8f"/>
    </style:style>
    <style:style style:name="T21" style:family="text">
      <style:text-properties style:text-position="super 58%" officeooo:rsid="00516e8f"/>
    </style:style>
    <style:style style:name="T22" style:family="text">
      <style:text-properties fo:background-color="#ffffff"/>
    </style:style>
    <style:style style:name="T23" style:family="text">
      <style:text-properties officeooo:rsid="001ec0b9" fo:background-color="#ffffff"/>
    </style:style>
    <style:style style:name="T24" style:family="text">
      <style:text-properties officeooo:rsid="00527e94" fo:background-color="#ffffff"/>
    </style:style>
    <style:style style:name="T25" style:family="text">
      <style:text-properties fo:color="#000000"/>
    </style:style>
    <style:style style:name="T26" style:family="text">
      <style:text-properties fo:color="#000000" fo:font-size="10pt" fo:background-color="#ffffff"/>
    </style:style>
    <style:style style:name="T27" style:family="text">
      <style:text-properties fo:color="#000000" style:text-position="33% 80%" fo:font-size="12pt" style:font-size-asian="12pt" style:font-size-complex="12pt"/>
    </style:style>
    <style:style style:name="T28" style:family="text">
      <style:text-properties fo:color="#000000" style:text-position="33% 80%" fo:font-size="12pt" fo:font-weight="normal" style:font-size-asian="12pt" style:font-weight-asian="normal" style:font-size-complex="12pt" style:font-weight-complex="normal"/>
    </style:style>
    <style:style style:name="T29" style:family="text">
      <style:text-properties fo:color="#000000" style:text-line-through-style="none" style:text-position="33% 80%" fo:font-size="12pt" style:text-underline-style="none" style:text-blinking="false" style:font-size-asian="12pt" style:font-size-complex="12pt"/>
    </style:style>
    <style:style style:name="T30" style:family="text">
      <style:text-properties fo:color="#000000" style:text-line-through-style="none" fo:font-size="12pt" style:text-underline-style="none" fo:font-weight="normal" style:text-blinking="false" style:font-size-asian="12pt" style:font-weight-asian="normal" style:font-size-complex="12pt" style:font-weight-complex="normal"/>
    </style:style>
    <style:style style:name="T31" style:family="text">
      <style:text-properties fo:color="#000000" fo:font-style="italic"/>
    </style:style>
    <style:style style:name="T32" style:family="text">
      <style:text-properties fo:color="#000000" fo:font-style="italic" officeooo:rsid="0149fd98"/>
    </style:style>
    <style:style style:name="T33" style:family="text">
      <style:text-properties fo:color="#000000" fo:font-style="italic" officeooo:rsid="0041ce93" style:font-style-asian="italic" style:font-style-complex="italic"/>
    </style:style>
    <style:style style:name="T34" style:family="text">
      <style:text-properties fo:color="#000000" fo:font-style="italic" officeooo:rsid="0041ce93"/>
    </style:style>
    <style:style style:name="T35" style:family="text">
      <style:text-properties fo:color="#000000" style:text-underline-style="solid" style:text-underline-width="auto" style:text-underline-color="font-color"/>
    </style:style>
    <style:style style:name="T36" style:family="text">
      <style:text-properties fo:color="#000000" style:text-underline-style="solid" style:text-underline-width="auto" style:text-underline-color="font-color" fo:font-weight="bold"/>
    </style:style>
    <style:style style:name="T37" style:family="text">
      <style:text-properties fo:color="#000000" officeooo:rsid="014aa3ce"/>
    </style:style>
    <style:style style:name="T38" style:family="text">
      <style:text-properties fo:color="#000000" fo:background-color="#ffffff"/>
    </style:style>
    <style:style style:name="T39" style:family="text">
      <style:text-properties fo:color="#000000" officeooo:rsid="0053b623" fo:background-color="#ffffff"/>
    </style:style>
    <style:style style:name="T40" style:family="text">
      <style:text-properties fo:color="#000000" fo:font-weight="normal" fo:background-color="#ffffff" style:font-weight-asian="normal" style:font-weight-complex="normal"/>
    </style:style>
    <style:style style:name="T41" style:family="text">
      <style:text-properties fo:color="#000000" fo:font-weight="normal" officeooo:rsid="003c09bf" fo:background-color="#ffffff" style:font-weight-asian="normal" style:font-weight-complex="normal"/>
    </style:style>
    <style:style style:name="T42" style:family="text">
      <style:text-properties fo:color="#000000" fo:font-weight="normal" officeooo:rsid="0053b623" fo:background-color="#ffffff" style:font-weight-asian="normal" style:font-weight-complex="normal"/>
    </style:style>
    <style:style style:name="T43" style:family="text">
      <style:text-properties fo:color="#000000" fo:font-size="12pt" style:font-size-asian="12pt" style:font-size-complex="12pt"/>
    </style:style>
    <style:style style:name="T44" style:family="text">
      <style:text-properties fo:color="#000000" fo:font-size="12pt" officeooo:rsid="014733d9" style:font-size-asian="12pt" style:font-size-complex="12pt"/>
    </style:style>
    <style:style style:name="T45" style:family="text">
      <style:text-properties fo:color="#000000" fo:font-size="12pt" officeooo:rsid="0036be91" style:font-size-asian="12pt" style:font-size-complex="12pt"/>
    </style:style>
    <style:style style:name="T46" style:family="text">
      <style:text-properties fo:color="#000000" fo:font-size="12pt" officeooo:rsid="004a5744" style:font-size-asian="12pt" style:font-size-complex="12pt"/>
    </style:style>
    <style:style style:name="T47" style:family="text">
      <style:text-properties fo:color="#000000" fo:font-size="12pt" officeooo:rsid="004da188" style:font-size-asian="12pt" style:font-size-complex="12pt"/>
    </style:style>
    <style:style style:name="T48" style:family="text">
      <style:text-properties fo:color="#000000" fo:font-size="12pt" officeooo:rsid="004e16c0" style:font-size-asian="12pt" style:font-size-complex="12pt"/>
    </style:style>
    <style:style style:name="T49" style:family="text">
      <style:text-properties fo:color="#000000" fo:font-size="12pt" officeooo:rsid="004f0c9e" style:font-size-asian="12pt" style:font-size-complex="12pt"/>
    </style:style>
    <style:style style:name="T50" style:family="text">
      <style:text-properties fo:color="#000000" fo:font-size="12pt" officeooo:rsid="005dc361" style:font-size-asian="12pt" style:font-size-complex="12pt"/>
    </style:style>
    <style:style style:name="T51" style:family="text">
      <style:text-properties fo:color="#000000" fo:font-size="12pt" officeooo:rsid="0044d38a" style:font-size-asian="12pt" style:font-size-complex="12pt"/>
    </style:style>
    <style:style style:name="T52" style:family="text">
      <style:text-properties fo:color="#000000" fo:font-size="12pt" officeooo:rsid="0069463c" style:font-size-asian="12pt" style:font-size-complex="12pt"/>
    </style:style>
    <style:style style:name="T53" style:family="text">
      <style:text-properties fo:color="#000000" fo:font-size="12pt" officeooo:rsid="006963ac" style:font-size-asian="12pt" style:font-size-complex="12pt"/>
    </style:style>
    <style:style style:name="T54" style:family="text">
      <style:text-properties fo:color="#000000" fo:font-size="12pt" officeooo:rsid="006e36e2" style:font-size-asian="12pt" style:font-size-complex="12pt"/>
    </style:style>
    <style:style style:name="T55" style:family="text">
      <style:text-properties fo:color="#000000" fo:font-size="12pt" officeooo:rsid="007701f6" style:font-size-asian="12pt" style:font-size-complex="12pt"/>
    </style:style>
    <style:style style:name="T56" style:family="text">
      <style:text-properties fo:color="#000000" fo:font-size="12pt" officeooo:rsid="007708f4" style:font-size-asian="12pt" style:font-size-complex="12pt"/>
    </style:style>
    <style:style style:name="T57" style:family="text">
      <style:text-properties fo:color="#000000" fo:font-size="12pt" officeooo:rsid="00784976" style:font-size-asian="12pt" style:font-size-complex="12pt"/>
    </style:style>
    <style:style style:name="T58" style:family="text">
      <style:text-properties fo:color="#000000" fo:font-size="12pt" officeooo:rsid="0079e360" style:font-size-asian="12pt" style:font-size-complex="12pt"/>
    </style:style>
    <style:style style:name="T59" style:family="text">
      <style:text-properties fo:color="#000000" fo:font-size="12pt" fo:font-style="italic" style:font-size-asian="12pt" style:font-size-complex="12pt"/>
    </style:style>
    <style:style style:name="T60" style:family="text">
      <style:text-properties fo:color="#000000" fo:font-size="12pt" fo:font-style="italic" officeooo:rsid="0044d38a" style:font-size-asian="12pt" style:font-size-complex="12pt"/>
    </style:style>
    <style:style style:name="T61"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fo:color="#000000" fo:font-size="12pt" fo:background-color="#ffffff" style:font-size-asian="12pt" style:font-size-complex="12pt"/>
    </style:style>
    <style:style style:name="T63" style:family="text">
      <style:text-properties fo:color="#000000" fo:font-size="12pt" officeooo:rsid="014c9343" fo:background-color="#ffffff" style:font-size-asian="12pt" style:font-size-complex="12pt"/>
    </style:style>
    <style:style style:name="T64" style:family="text">
      <style:text-properties fo:color="#000000" fo:font-size="12pt" officeooo:rsid="003c09bf" fo:background-color="#ffffff" style:font-size-asian="12pt" style:font-size-complex="12pt"/>
    </style:style>
    <style:style style:name="T65" style:family="text">
      <style:text-properties fo:color="#000000" fo:font-size="12pt" style:text-underline-style="solid" style:text-underline-width="auto" style:text-underline-color="font-color" fo:font-weight="bold" style:font-size-asian="12pt" style:font-size-complex="12pt"/>
    </style:style>
    <style:style style:name="T66" style:family="text">
      <style:text-properties fo:color="#000000" fo:font-size="12pt" fo:font-weight="normal" style:font-size-asian="12pt" style:font-weight-asian="normal" style:font-size-complex="12pt" style:font-weight-complex="normal"/>
    </style:style>
    <style:style style:name="T67" style:family="text">
      <style:text-properties fo:color="#000000" fo:font-size="12pt" fo:font-weight="normal" officeooo:rsid="00307f96" style:font-size-asian="12pt" style:font-weight-asian="normal" style:font-size-complex="12pt" style:font-weight-complex="normal"/>
    </style:style>
    <style:style style:name="T68" style:family="text">
      <style:text-properties fo:color="#000000" fo:font-size="12pt" fo:font-weight="normal" officeooo:rsid="0032107b" style:font-size-asian="12pt" style:font-weight-asian="normal" style:font-size-complex="12pt" style:font-weight-complex="normal"/>
    </style:style>
    <style:style style:name="T69" style:family="text">
      <style:text-properties fo:color="#000000" fo:font-size="12pt" fo:font-weight="normal" officeooo:rsid="0044d38a" style:font-size-asian="12pt" style:font-weight-asian="normal" style:font-size-complex="12pt" style:font-weight-complex="normal"/>
    </style:style>
    <style:style style:name="T70" style:family="text">
      <style:text-properties fo:color="#000000" fo:font-size="12pt" fo:font-weight="normal" officeooo:rsid="00527e94" style:font-size-asian="12pt" style:font-weight-asian="normal" style:font-size-complex="12pt" style:font-weight-complex="normal"/>
    </style:style>
    <style:style style:name="T71" style:family="text">
      <style:text-properties fo:color="#000000" fo:font-size="12pt" fo:font-weight="normal" officeooo:rsid="005dc361" style:font-size-asian="12pt" style:font-weight-asian="normal" style:font-size-complex="12pt" style:font-weight-complex="normal"/>
    </style:style>
    <style:style style:name="T72" style:family="text">
      <style:text-properties fo:color="#000000" fo:font-size="12pt" fo:font-weight="normal" officeooo:rsid="005ddc12" style:font-size-asian="12pt" style:font-weight-asian="normal" style:font-size-complex="12pt" style:font-weight-complex="normal"/>
    </style:style>
    <style:style style:name="T73" style:family="text">
      <style:text-properties fo:color="#000000" fo:font-size="12pt" fo:font-weight="normal" officeooo:rsid="005df2fd" style:font-size-asian="12pt" style:font-weight-asian="normal" style:font-size-complex="12pt" style:font-weight-complex="normal"/>
    </style:style>
    <style:style style:name="T74" style:family="text">
      <style:text-properties fo:color="#000000" fo:font-size="12pt" fo:font-weight="normal" officeooo:rsid="006111d6" style:font-size-asian="12pt" style:font-weight-asian="normal" style:font-size-complex="12pt" style:font-weight-complex="normal"/>
    </style:style>
    <style:style style:name="T75" style:family="text">
      <style:text-properties fo:color="#000000" fo:font-size="12pt" fo:font-weight="normal" officeooo:rsid="006ed231" style:font-size-asian="12pt" style:font-weight-asian="normal" style:font-size-complex="12pt" style:font-weight-complex="normal"/>
    </style:style>
    <style:style style:name="T76" style:family="text">
      <style:text-properties fo:color="#000000" fo:font-size="12pt" fo:font-weight="bold" style:font-size-asian="12pt" style:font-size-complex="12pt"/>
    </style:style>
    <style:style style:name="T77" style:family="text">
      <style:text-properties fo:color="#000000" fo:font-size="12pt" fo:font-style="normal" officeooo:rsid="00527e94" style:font-size-asian="12pt" style:font-style-asian="normal" style:font-size-complex="12pt" style:font-style-complex="normal"/>
    </style:style>
    <style:style style:name="T78" style:family="text">
      <style:text-properties fo:color="#000000" fo:font-size="12pt" fo:font-style="normal" officeooo:rsid="00581dc9" style:font-size-asian="12pt" style:font-style-asian="normal" style:font-size-complex="12pt" style:font-style-complex="normal"/>
    </style:style>
    <style:style style:name="T79" style:family="text">
      <style:text-properties fo:color="#000000" officeooo:rsid="0032107b"/>
    </style:style>
    <style:style style:name="T80" style:family="text">
      <style:text-properties fo:color="#000000" officeooo:rsid="00340b17"/>
    </style:style>
    <style:style style:name="T81" style:family="text">
      <style:text-properties fo:color="#000000" officeooo:rsid="003fe662"/>
    </style:style>
    <style:style style:name="T82" style:family="text">
      <style:text-properties fo:color="#000000" officeooo:rsid="0041b08e"/>
    </style:style>
    <style:style style:name="T83" style:family="text">
      <style:text-properties fo:color="#000000" officeooo:rsid="0041ce93"/>
    </style:style>
    <style:style style:name="T84" style:family="text">
      <style:text-properties fo:color="#000000" style:text-position="super 58%" fo:font-size="12pt" style:font-size-asian="12pt" style:font-size-complex="12pt"/>
    </style:style>
    <style:style style:name="T85" style:family="text">
      <style:text-properties fo:color="#000000" officeooo:rsid="0053b623"/>
    </style:style>
    <style:style style:name="T86" style:family="text">
      <style:text-properties fo:color="#000000" fo:font-style="normal" style:font-style-asian="normal" style:font-style-complex="normal"/>
    </style:style>
    <style:style style:name="T87" style:family="text">
      <style:text-properties fo:color="#000000" fo:font-style="normal" officeooo:rsid="004238eb" style:font-style-asian="normal" style:font-style-complex="normal"/>
    </style:style>
    <style:style style:name="T88" style:family="text">
      <style:text-properties fo:color="#000000" fo:font-style="normal" officeooo:rsid="0059ab37" style:font-style-asian="normal" style:font-style-complex="normal"/>
    </style:style>
    <style:style style:name="T89" style:family="text">
      <style:text-properties fo:color="#000000" officeooo:rsid="004238eb"/>
    </style:style>
    <style:style style:name="T90" style:family="text">
      <style:text-properties fo:color="#000000" style:font-name="Times New Roman" fo:font-size="12pt" fo:font-weight="normal" style:font-size-asian="12pt" style:font-weight-asian="normal" style:font-size-complex="12pt" style:font-weight-complex="normal"/>
    </style:style>
    <style:style style:name="T91" style:family="text">
      <style:text-properties fo:color="#000000" style:font-name="Times New Roman" fo:font-size="12pt" fo:font-weight="normal" officeooo:rsid="00614998" style:font-size-asian="12pt" style:font-weight-asian="normal" style:font-size-complex="12pt" style:font-weight-complex="normal"/>
    </style:style>
    <style:style style:name="T92" style:family="text">
      <style:text-properties fo:color="#000000" style:font-name="Times New Roman" fo:font-size="12pt" fo:font-weight="normal" officeooo:rsid="00650c48" style:font-size-asian="12pt" style:font-weight-asian="normal" style:font-size-complex="12pt" style:font-weight-complex="normal"/>
    </style:style>
    <style:style style:name="T93" style:family="text">
      <style:text-properties fo:color="#000000" style:font-name="Times New Roman" fo:font-size="12pt" fo:font-weight="normal" officeooo:rsid="006ed231" style:font-size-asian="12pt" style:font-weight-asian="normal" style:font-size-complex="12pt" style:font-weight-complex="normal"/>
    </style:style>
    <style:style style:name="T94" style:family="text">
      <style:text-properties fo:color="#000000" style:font-name="Times New Roman" fo:font-size="12pt" fo:font-weight="normal" officeooo:rsid="007050cc" style:font-size-asian="12pt" style:font-weight-asian="normal" style:font-size-complex="12pt" style:font-weight-complex="normal"/>
    </style:style>
    <style:style style:name="T95" style:family="text">
      <style:text-properties fo:color="#000000" style:font-name="Times New Roman" fo:font-size="12pt" fo:language="en" fo:country="none" fo:font-weight="normal" style:letter-kerning="true" style:font-size-asian="12pt" style:font-weight-asian="normal" style:font-size-complex="12pt" style:font-weight-complex="normal"/>
    </style:style>
    <style:style style:name="T96" style:family="text">
      <style:text-properties fo:color="#000000" style:font-name="Times New Roman" fo:font-size="12pt" fo:language="en" fo:country="none" fo:font-weight="normal" officeooo:rsid="00614998" style:letter-kerning="true" style:font-size-asian="12pt" style:font-weight-asian="normal" style:font-size-complex="12pt" style:font-weight-complex="normal"/>
    </style:style>
    <style:style style:name="T97" style:family="text">
      <style:text-properties fo:color="#000000" style:font-name="Times New Roman" fo:font-size="12pt" fo:language="en" fo:country="none" fo:font-weight="normal" officeooo:rsid="0044d38a" style:letter-kerning="true" style:font-size-asian="12pt" style:font-weight-asian="normal" style:font-size-complex="12pt" style:font-weight-complex="normal"/>
    </style:style>
    <style:style style:name="T98" style:family="text">
      <style:text-properties fo:color="#000000" style:font-name="Times New Roman" fo:font-size="12pt" fo:language="en" fo:country="none" fo:font-weight="normal" officeooo:rsid="0062bc11" style:letter-kerning="true" style:font-size-asian="12pt" style:font-weight-asian="normal" style:font-size-complex="12pt" style:font-weight-complex="normal"/>
    </style:style>
    <style:style style:name="T99" style:family="text">
      <style:text-properties fo:color="#000000" style:font-name="Times New Roman" fo:font-size="12pt" fo:language="en" fo:country="none" fo:font-weight="normal" officeooo:rsid="00650c48" style:letter-kerning="true" style:font-size-asian="12pt" style:font-weight-asian="normal" style:font-size-complex="12pt" style:font-weight-complex="normal"/>
    </style:style>
    <style:style style:name="T100" style:family="text">
      <style:text-properties fo:color="#000000" style:font-name="Times New Roman" fo:font-size="12pt" fo:language="en" fo:country="none" fo:font-weight="normal" officeooo:rsid="00646129" style:letter-kerning="true" style:font-size-asian="12pt" style:font-weight-asian="normal" style:font-size-complex="12pt" style:font-weight-complex="normal"/>
    </style:style>
    <style:style style:name="T101" style:family="text">
      <style:text-properties fo:color="#000000" style:font-name="Times New Roman" fo:font-size="12pt" fo:language="en" fo:country="none" fo:font-weight="normal" officeooo:rsid="0166a6df" style:letter-kerning="true" style:font-size-asian="12pt" style:font-weight-asian="normal" style:font-size-complex="12pt" style:font-weight-complex="normal"/>
    </style:style>
    <style:style style:name="T102" style:family="text">
      <style:text-properties fo:color="#000000" style:font-name="Times New Roman" fo:font-size="12pt" fo:language="en" fo:country="none" fo:font-weight="normal" officeooo:rsid="0069463c" style:letter-kerning="true" style:font-size-asian="12pt" style:font-weight-asian="normal" style:font-size-complex="12pt" style:font-weight-complex="normal"/>
    </style:style>
    <style:style style:name="T103" style:family="text">
      <style:text-properties fo:color="#000000" style:font-name="Times New Roman" fo:font-size="12pt" fo:language="en" fo:country="none" fo:font-weight="normal" officeooo:rsid="006963ac" style:letter-kerning="true" style:font-size-asian="12pt" style:font-weight-asian="normal" style:font-size-complex="12pt" style:font-weight-complex="normal"/>
    </style:style>
    <style:style style:name="T104" style:family="text">
      <style:text-properties fo:color="#000000" style:font-name="Times New Roman" fo:font-size="12pt" fo:language="en" fo:country="none" fo:font-weight="normal" officeooo:rsid="006ac496" style:letter-kerning="true" style:font-size-asian="12pt" style:font-weight-asian="normal" style:font-size-complex="12pt" style:font-weight-complex="normal"/>
    </style:style>
    <style:style style:name="T105" style:family="text">
      <style:text-properties fo:color="#000000" style:font-name="Times New Roman" fo:font-size="12pt" fo:language="en" fo:country="none" fo:font-weight="normal" officeooo:rsid="006ed231" style:letter-kerning="true" style:font-size-asian="12pt" style:font-weight-asian="normal" style:font-size-complex="12pt" style:font-weight-complex="normal"/>
    </style:style>
    <style:style style:name="T106" style:family="text">
      <style:text-properties fo:color="#000000" style:font-name="Times New Roman" fo:font-size="12pt" fo:language="en" fo:country="none" fo:font-weight="normal" officeooo:rsid="007050cc" style:letter-kerning="true" style:font-size-asian="12pt" style:font-weight-asian="normal" style:font-size-complex="12pt" style:font-weight-complex="normal"/>
    </style:style>
    <style:style style:name="T107" style:family="text">
      <style:text-properties fo:color="#000000" style:font-name="Times New Roman" fo:font-size="12pt" fo:language="en" fo:country="none" fo:font-weight="normal" officeooo:rsid="00715865" style:letter-kerning="true" style:font-size-asian="12pt" style:font-weight-asian="normal" style:font-size-complex="12pt" style:font-weight-complex="normal"/>
    </style:style>
    <style:style style:name="T108" style:family="text">
      <style:text-properties fo:color="#000000" style:font-name="Times New Roman" fo:font-size="12pt" fo:language="en" fo:country="none" fo:font-weight="normal" officeooo:rsid="007571b8" style:letter-kerning="true" style:font-size-asian="12pt" style:font-weight-asian="normal" style:font-size-complex="12pt" style:font-weight-complex="normal"/>
    </style:style>
    <style:style style:name="T109" style:family="text">
      <style:text-properties fo:color="#000000" style:font-name="Times New Roman" fo:font-size="12pt" fo:language="en" fo:country="none" fo:font-weight="normal" officeooo:rsid="00762866" style:letter-kerning="true" style:font-size-asian="12pt" style:font-weight-asian="normal" style:font-size-complex="12pt" style:font-weight-complex="normal"/>
    </style:style>
    <style:style style:name="T110" style:family="text">
      <style:text-properties fo:color="#000000" style:font-name="Times New Roman" fo:font-size="12pt" fo:language="en" fo:country="none" fo:font-weight="normal" officeooo:rsid="007701f6" style:letter-kerning="true" style:font-size-asian="12pt" style:font-weight-asian="normal" style:font-size-complex="12pt" style:font-weight-complex="normal"/>
    </style:style>
    <style:style style:name="T111" style:family="text">
      <style:text-properties fo:color="#000000" style:font-name="WarnockPro-Regular" fo:font-size="12pt" officeooo:rsid="007708f4" style:font-size-asian="12pt" style:font-size-complex="12pt"/>
    </style:style>
    <style:style style:name="T112" style:family="text">
      <style:text-properties fo:color="#000000" style:font-name="WarnockPro-Regular" fo:font-size="12pt" officeooo:rsid="0079e360" style:font-size-asian="12pt" style:font-size-complex="12pt"/>
    </style:style>
    <style:style style:name="T113" style:family="text">
      <style:text-properties fo:color="#0b0080" fo:font-size="12pt" fo:background-color="#ffffff" style:font-size-asian="12pt" style:font-size-complex="12pt"/>
    </style:style>
    <style:style style:name="T114" style:family="text">
      <style:text-properties fo:font-variant="normal" fo:text-transform="none" fo:color="#000000" fo:font-size="12pt" style:font-size-asian="12pt" style:font-size-complex="12pt"/>
    </style:style>
    <style:style style:name="T115" style:family="text">
      <style:text-properties fo:font-variant="normal" fo:text-transform="none" style:font-name="Times New Roman" fo:font-size="11pt" fo:font-style="normal" style:font-size-asian="11pt" style:font-size-complex="11pt"/>
    </style:style>
    <style:style style:name="T116" style:family="text">
      <style:text-properties fo:font-style="italic"/>
    </style:style>
    <style:style style:name="T117" style:family="text">
      <style:text-properties fo:font-style="italic" style:text-underline-style="solid" style:text-underline-width="auto" style:text-underline-color="font-color"/>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14aa3ce" style:font-style-asian="italic" style:font-weight-asian="normal" style:font-style-complex="italic" style:font-weight-complex="normal"/>
    </style:style>
    <style:style style:name="T120" style:family="text">
      <style:text-properties fo:font-style="italic" style:font-style-asian="italic" style:font-style-complex="italic"/>
    </style:style>
    <style:style style:name="T121" style:family="text">
      <style:text-properties style:text-underline-style="solid" style:text-underline-width="auto" style:text-underline-color="font-color"/>
    </style:style>
    <style:style style:name="T122" style:family="text">
      <style:text-properties style:font-name="Verdana2"/>
    </style:style>
    <style:style style:name="T123" style:family="text">
      <style:text-properties style:font-name="Times New Roman"/>
    </style:style>
    <style:style style:name="T124" style:family="text">
      <style:text-properties style:font-name="Times New Roman" fo:font-style="italic"/>
    </style:style>
    <style:style style:name="T125" style:family="text">
      <style:text-properties style:font-name="Times New Roman" fo:font-size="11pt" style:font-size-asian="11pt" style:font-size-complex="11pt"/>
    </style:style>
    <style:style style:name="T126" style:family="text">
      <style:text-properties style:font-name="Times New Roman" fo:font-size="12pt" style:font-size-asian="12pt" style:font-size-complex="12pt"/>
    </style:style>
    <style:style style:name="T127" style:family="text">
      <style:text-properties style:font-name="Times New Roman" fo:font-size="12pt" fo:font-weight="normal" officeooo:rsid="006778ef" style:font-size-asian="12pt" style:font-weight-asian="normal" style:font-name-complex="Verdana1" style:font-size-complex="12pt" style:font-weight-complex="normal"/>
    </style:style>
    <style:style style:name="T128" style:family="text">
      <style:text-properties fo:font-weight="normal"/>
    </style:style>
    <style:style style:name="T129" style:family="text">
      <style:text-properties fo:font-weight="normal" style:font-weight-asian="normal" style:font-weight-complex="normal"/>
    </style:style>
    <style:style style:name="T130" style:family="text">
      <style:text-properties fo:font-weight="normal" officeooo:rsid="002d1d35" style:font-weight-asian="normal" style:font-weight-complex="normal"/>
    </style:style>
    <style:style style:name="T131" style:family="text">
      <style:text-properties fo:font-weight="normal" fo:background-color="#ffffff" style:font-weight-asian="normal" style:font-weight-complex="normal"/>
    </style:style>
    <style:style style:name="T132" style:family="text">
      <style:text-properties fo:font-weight="normal" officeooo:rsid="003c09bf" fo:background-color="#ffffff" style:font-weight-asian="normal" style:font-weight-complex="normal"/>
    </style:style>
    <style:style style:name="T133" style:family="text">
      <style:text-properties officeooo:rsid="014aa3ce"/>
    </style:style>
    <style:style style:name="T134" style:family="text">
      <style:text-properties officeooo:rsid="014ba408"/>
    </style:style>
    <style:style style:name="T135" style:family="text">
      <style:text-properties fo:color="#000080"/>
    </style:style>
    <style:style style:name="T136" style:family="text">
      <style:text-properties officeooo:rsid="0025f59d"/>
    </style:style>
    <style:style style:name="T137" style:family="text">
      <style:text-properties fo:font-size="12pt" style:font-size-asian="12pt"/>
    </style:style>
    <style:style style:name="T138" style:family="text">
      <style:text-properties fo:font-size="12pt" style:font-size-asian="12pt" style:font-size-complex="12pt"/>
    </style:style>
    <style:style style:name="T139" style:family="text">
      <style:text-properties fo:font-size="12pt" officeooo:rsid="0032107b" style:font-size-asian="12pt" style:font-size-complex="12pt"/>
    </style:style>
    <style:style style:name="T140" style:family="text">
      <style:text-properties fo:font-size="12pt" fo:font-style="italic" style:font-size-asian="12pt" style:font-size-complex="12pt"/>
    </style:style>
    <style:style style:name="T141" style:family="text">
      <style:text-properties fo:font-size="12pt" fo:font-style="italic" officeooo:rsid="014733d9" style:font-size-asian="12pt" style:font-size-complex="12pt"/>
    </style:style>
    <style:style style:name="T142" style:family="text">
      <style:text-properties fo:font-size="12pt" fo:font-style="italic" officeooo:rsid="01475f9e" style:font-size-asian="12pt" style:font-size-complex="12pt"/>
    </style:style>
    <style:style style:name="T143" style:family="text">
      <style:text-properties fo:font-size="12pt" fo:background-color="#ffffff" style:font-size-asian="12pt" style:font-size-complex="12pt"/>
    </style:style>
    <style:style style:name="T144" style:family="text">
      <style:text-properties fo:font-size="11pt" style:font-size-asian="11pt" style:font-size-complex="11pt"/>
    </style:style>
    <style:style style:name="T145" style:family="text">
      <style:text-properties fo:font-size="11pt" officeooo:rsid="0026a7d1" style:font-size-asian="11pt" style:font-size-complex="11pt"/>
    </style:style>
    <style:style style:name="T146" style:family="text">
      <style:text-properties fo:font-size="11pt" officeooo:rsid="004bb187" style:font-size-asian="11pt" style:font-size-complex="11pt"/>
    </style:style>
    <style:style style:name="T147" style:family="text">
      <style:text-properties officeooo:rsid="00288b8f"/>
    </style:style>
    <style:style style:name="T148" style:family="text">
      <style:text-properties officeooo:rsid="00297987"/>
    </style:style>
    <style:style style:name="T149" style:family="text">
      <style:text-properties style:font-name="Times New Roman1" officeooo:rsid="002aa316"/>
    </style:style>
    <style:style style:name="T150" style:family="text">
      <style:text-properties officeooo:rsid="002aa316"/>
    </style:style>
    <style:style style:name="T151" style:family="text">
      <style:text-properties officeooo:rsid="002c691b"/>
    </style:style>
    <style:style style:name="T152" style:family="text">
      <style:text-properties officeooo:rsid="002d1d35"/>
    </style:style>
    <style:style style:name="T153" style:family="text">
      <style:text-properties officeooo:rsid="002e92c4"/>
    </style:style>
    <style:style style:name="T154" style:family="text">
      <style:text-properties style:text-line-through-style="none" fo:font-size="12pt" style:text-underline-style="none" style:text-blinking="false" fo:background-color="#ffffff" style:font-size-asian="12pt" style:font-size-complex="12pt"/>
    </style:style>
    <style:style style:name="T155" style:family="text">
      <style:text-properties style:text-line-through-style="none" fo:font-size="12pt" fo:font-style="italic" style:text-underline-style="none" style:text-blinking="false" style:font-size-asian="12pt" style:font-size-complex="12pt"/>
    </style:style>
    <style:style style:name="T156" style:family="text">
      <style:text-properties officeooo:rsid="00340b17"/>
    </style:style>
    <style:style style:name="T157" style:family="text">
      <style:text-properties officeooo:rsid="0036be91"/>
    </style:style>
    <style:style style:name="T158" style:family="text">
      <style:text-properties officeooo:rsid="00382f08"/>
    </style:style>
    <style:style style:name="T159" style:family="text">
      <style:text-properties officeooo:rsid="003a2ac6"/>
    </style:style>
    <style:style style:name="T160" style:family="text">
      <style:text-properties officeooo:rsid="003c09bf"/>
    </style:style>
    <style:style style:name="T161" style:family="text">
      <style:text-properties officeooo:rsid="003ee1b3"/>
    </style:style>
    <style:style style:name="T162" style:family="text">
      <style:text-properties fo:font-style="normal" officeooo:rsid="0055c6fe" style:font-style-asian="normal" style:font-style-complex="normal"/>
    </style:style>
    <style:style style:name="T163" style:family="text">
      <style:text-properties fo:font-style="normal" officeooo:rsid="0055fd9f" style:font-style-asian="normal" style:font-style-complex="normal"/>
    </style:style>
    <style:style style:name="T164" style:family="text">
      <style:text-properties fo:font-style="normal" officeooo:rsid="00566fae" style:font-style-asian="normal" style:font-style-complex="normal"/>
    </style:style>
    <style:style style:name="T165" style:family="text">
      <style:text-properties fo:font-style="normal" officeooo:rsid="00569630" style:font-style-asian="normal" style:font-style-complex="normal"/>
    </style:style>
    <style:style style:name="T166" style:family="text">
      <style:text-properties fo:font-style="normal" officeooo:rsid="00581dc9" style:font-style-asian="normal" style:font-style-complex="normal"/>
    </style:style>
    <style:style style:name="T167" style:family="text">
      <style:text-properties fo:font-style="normal" officeooo:rsid="00715865" style:font-style-asian="normal" style:font-style-complex="normal"/>
    </style:style>
    <style:style style:name="T168" style:family="text">
      <style:text-properties fo:font-style="normal" officeooo:rsid="0072bfa4" style:font-style-asian="normal" style:font-style-complex="normal"/>
    </style:style>
    <style:style style:name="T169" style:family="text">
      <style:text-properties officeooo:rsid="0044d38a"/>
    </style:style>
    <style:style style:name="T170" style:family="text">
      <style:text-properties officeooo:rsid="00461146"/>
    </style:style>
    <style:style style:name="T171" style:family="text">
      <style:text-properties officeooo:rsid="004801d1"/>
    </style:style>
    <style:style style:name="T172" style:family="text">
      <style:text-properties officeooo:rsid="004a5744"/>
    </style:style>
    <style:style style:name="T173" style:family="text">
      <style:text-properties officeooo:rsid="004bb187"/>
    </style:style>
    <style:style style:name="T174" style:family="text">
      <style:text-properties fo:letter-spacing="normal" officeooo:rsid="004bb187"/>
    </style:style>
    <style:style style:name="T175" style:family="text">
      <style:text-properties officeooo:rsid="004da188"/>
    </style:style>
    <style:style style:name="T176" style:family="text">
      <style:text-properties officeooo:rsid="004f0c9e"/>
    </style:style>
    <style:style style:name="T177" style:family="text">
      <style:text-properties officeooo:rsid="0050a069"/>
    </style:style>
    <style:style style:name="T178" style:family="text">
      <style:text-properties officeooo:rsid="0050a51a"/>
    </style:style>
    <style:style style:name="T179" style:family="text">
      <style:text-properties officeooo:rsid="00514639"/>
    </style:style>
    <style:style style:name="T180" style:family="text">
      <style:text-properties officeooo:rsid="00516e8f"/>
    </style:style>
    <style:style style:name="T181" style:family="text">
      <style:text-properties officeooo:rsid="0051b3a5"/>
    </style:style>
    <style:style style:name="T182" style:family="text">
      <style:text-properties officeooo:rsid="00527e94"/>
    </style:style>
    <style:style style:name="T183" style:family="text">
      <style:text-properties officeooo:rsid="0053b623"/>
    </style:style>
    <style:style style:name="T184" style:family="text">
      <style:text-properties officeooo:rsid="0055c6fe"/>
    </style:style>
    <style:style style:name="T185" style:family="text">
      <style:text-properties officeooo:rsid="0055fd9f"/>
    </style:style>
    <style:style style:name="T186" style:family="text">
      <style:text-properties officeooo:rsid="0059ab37"/>
    </style:style>
    <style:style style:name="T187" style:family="text">
      <style:text-properties officeooo:rsid="005a6f7a"/>
    </style:style>
    <style:style style:name="T188" style:family="text">
      <style:text-properties officeooo:rsid="005dc361"/>
    </style:style>
    <style:style style:name="T189" style:family="text">
      <style:text-properties officeooo:rsid="0067997e"/>
    </style:style>
    <style:style style:name="T190" style:family="text">
      <style:text-properties officeooo:rsid="0072bfa4"/>
    </style:style>
    <style:style style:name="T191" style:family="text">
      <style:text-properties style:font-name="WarnockPro-Regular" fo:font-size="12pt" style:font-size-asian="12pt" style:font-size-complex="12pt"/>
    </style:style>
    <style:style style:name="T192" style:family="text">
      <style:text-properties officeooo:rsid="0079e36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he Problem with Ma<text:span text:style-name="T188">t</text:span>hematics Teaching</text:p>
      <text:p text:style-name="P85"/>
      <text:p text:style-name="P84"><text:tab/>The still-dominant approach for teaching math from first grade through high-school algebra and beyond begins with the assumption that kids/<text:span text:style-name="T169">students</text:span> primarily need to learn “math facts.” <text:span text:style-name="T43">Typical</text:span><text:span text:style-name="T50">ly,</text:span><text:span text:style-name="T43"> math instruction involves students</text:span><text:span text:style-name="T50">'</text:span><text:span text:style-name="T43"> memoriz</text:span><text:span text:style-name="T50">ing an overwhelming number of </text:span><text:span text:style-name="T43">disconnected facts, routines, and procedures that </text:span><text:span text:style-name="T50">are </text:span><text:span text:style-name="T43">soon forgotten as new material is covered. </text:span><text:span text:style-name="T66">Rote memorization, or learning by repetition</text:span><text:span text:style-name="T61">, </text:span><text:span text:style-name="T66"><text:s/></text:span><text:span text:style-name="T71">has value </text:span><text:span text:style-name="T66">for some things, such as learning the alphabet, </text:span><text:span text:style-name="T71">names of countries and capitals, or perfecting </text:span><text:span text:style-name="T75">and sometimes automating </text:span><text:span text:style-name="T71">critical skills; h</text:span><text:span text:style-name="T69">owever, </text:span><text:span text:style-name="T66">when it comes to mastering complex subjects and applying mathematics </text:span><text:span text:style-name="T75">flexibly to constantly changing </text:span><text:span text:style-name="T66">real life situations, rote learning produces only </text:span><text:span text:style-name="T69">result</text:span><text:span text:style-name="T75">s</text:span><text:span text:style-name="T69"> in </text:span><text:span text:style-name="T66">superficial understanding</text:span><text:span text:style-name="T69">s. </text:span><text:span text:style-name="T72">Unfortunaely, classroom assessment </text:span><text:span text:style-name="T74">and testing procedures </text:span><text:span text:style-name="T72">too often rewards rote learning and gives students a false sense of competence </text:span><text:span text:style-name="T74">by </text:span><text:span text:style-name="T66">making it appear that students comprehend the material when they, </text:span><text:span text:style-name="T72">in fact,</text:span><text:span text:style-name="T66"> do not. </text:span><text:span text:style-name="T73">B</text:span><text:span text:style-name="T66">ecause </text:span><text:span text:style-name="T69">facts learned through rote memorization are</text:span><text:span text:style-name="T66"> not meaningful or deeply understood, they are more likely to forget</text:span><text:span text:style-name="T69">ten</text:span><text:span text:style-name="T66"> </text:span><text:span text:style-name="T69">a</text:span><text:span text:style-name="T66">fter the test </text:span><text:span text:style-name="T75">or applied when a context changes even slightly</text:span><text:span text:style-name="T66">. </text:span></text:p>
      <text:p text:style-name="P90"><text:span text:style-name="T66"><text:tab/></text:span><text:span text:style-name="T90">Once the process of learning any subject </text:span><text:span text:style-name="T92">is</text:span><text:span text:style-name="T90"> conceived to be the mere acquisition of isolated, independent facts, the process of teaching becomes that of administering drill. </text:span><text:span text:style-name="T91">Since </text:span><text:span text:style-name="T95">the 1920s and 1930s </text:span><text:span text:style-name="T96">mathematics </text:span><text:span text:style-name="T95">instruction </text:span><text:span text:style-name="T96">has been dom</text:span><text:span text:style-name="T95">inated by an emphasis on the drill theory of instruction </text:span><text:span text:style-name="T96">where t</text:span><text:span text:style-name="T95">he repetition of facts </text:span><text:span text:style-name="T96">is</text:span><text:span text:style-name="T95"> the prescribed method of teaching and memorization the chief learning process. <text:s/></text:span><text:span text:style-name="T96">Within this paradigm, students</text:span><text:span text:style-name="T90"> do one problem after another until </text:span><text:span text:style-name="T91">they</text:span><text:span text:style-name="T90">’ve </text:span><text:span text:style-name="T91">achieved “mastery”, <text:s/>then move on to another problem, then another, on </text:span><text:span text:style-name="T92">ad </text:span><text:span text:style-name="T91">infititum. </text:span><text:span text:style-name="T94">Drill theory's influence and acceptance by educators was based o</text:span><text:span text:style-name="T93">n the </text:span><text:span text:style-name="T91">work of early behavioral psycologists, such as </text:span><text:span text:style-name="T97">Edward Thorndike (1924) </text:span><text:span text:style-name="T98">whose </text:span><text:span text:style-name="T108">theory </text:span><text:span text:style-name="T98">of </text:span><text:span text:style-name="T108">c</text:span><text:span text:style-name="T97">onnectionism</text:span><text:span text:style-name="T98"> </text:span><text:span text:style-name="T105">presented</text:span><text:span text:style-name="T98"> all </text:span><text:span text:style-name="T95">learing </text:span><text:span text:style-name="T98">as</text:span><text:span text:style-name="T95"> the </text:span><text:span text:style-name="T98">formation of </text:span><text:span text:style-name="T95">connecti</text:span><text:span text:style-name="T98">ons</text:span><text:span text:style-name="T95"> or bonds between situations and responses </text:span><text:span text:style-name="T98">(S-R bonds</text:span><text:span text:style-name="T100">)</text:span><text:span text:style-name="T95">. </text:span><text:span text:style-name="T109">Thorndike (1911) named the process of forming bonds as “</text:span><text:span text:style-name="T98">The Law of Effect” </text:span><text:span text:style-name="T109">and described it as follows.</text:span><text:span text:style-name="T98"> </text:span></text:p>
      <text:p text:style-name="P90"><text:span text:style-name="T98"><text:tab/>“Of several responses made to the same situation, those which are accompanied or closely <text:tab/>followed by satisfaction to the animal will, other things being equal, be more firmly connected <text:tab/>with the situation, so that, when it recurs, they will be more likely to recur; those which are <text:tab/>accompanied or closely followed by discomfort to the animal will, other things being equal, <text:tab/>have their connections with that situation weakened, so that, when it recurs, they will be less <text:tab/>likely to occur. The greater the satisfaction or discomfort, the greater the strengthening or <text:tab/>weakening of the bond.” </text:span></text:p>
      <text:p text:style-name="P90"><text:span text:style-name="T109">Thus, drill theory reduced learning to the accumulation of thousands, if not an uncountable number of SR bonds that inevitably reduced classroom teaching to the constant </text:span><text:span text:style-name="T110">focus on the products of learning – obtiaining the correct response or “right answers” through positive reward structures (satisfaction to the animal).</text:span><text:span text:style-name="T109"> </text:span><text:span text:style-name="T110">It should be apparant that </text:span><text:span text:style-name="T98">Throndike had considerable influence on subsequent behavoiri</text:span><text:span text:style-name="T100">al psychologist</text:span><text:span text:style-name="T98">s, including B.F. Skinner, </text:span><text:span text:style-name="T99">as well as mathematics teaching practices </text:span><text:span text:style-name="T110">to this day</text:span><text:span text:style-name="T98">.</text:span></text:p>
      <text:p text:style-name="P92"><text:span text:style-name="T95"><text:tab/></text:span><text:span text:style-name="T110">Eventually, c</text:span><text:span text:style-name="T95">on</text:span><text:span text:style-name="T98">nectionists'</text:span><text:span text:style-name="T95"> S-R bonds led to </text:span><text:span text:style-name="T98">a </text:span><text:span text:style-name="T95">deemphasis of other aspects of </text:span><text:span text:style-name="T98">learning </text:span><text:span text:style-name="T95">arithmetic and distrust of </text:span><text:span text:style-name="T98">having students' understand the </text:span><text:span text:style-name="T95">lo</text:span><text:span text:style-name="T98">gic </text:span><text:span text:style-name="T95">and struture </text:span><text:span text:style-name="T98">of mathematics </text:span><text:span text:style-name="T95">as a basis for structur</text:span><text:span text:style-name="T98">ing</text:span><text:span text:style-name="T95"> <text:s/>learning. </text:span><text:span text:style-name="T98"><text:s/></text:span><text:span text:style-name="T52">In his critique of </text:span><text:span text:style-name="T55">c</text:span><text:span text:style-name="T52">onnectionism, </text:span><text:span text:style-name="T43">William Brownell </text:span><text:span text:style-name="T52">(1932) </text:span><text:span text:style-name="T43">a </text:span><text:span text:style-name="T52">contemporary of Thorndike, </text:span><text:span text:style-name="T43">observed that “intelligence plays no part” in this style of teaching. as Brownell explained, “one needs a fund of meanings, not a myriad of ‘automatic responses’...</text:span><text:span text:style-name="T53">d</text:span><text:span text:style-name="T43">rill does not develop meanings... </text:span><text:span text:style-name="T53">r</text:span><text:span text:style-name="T43">epetition does not lead to understandings.” Brownell, having earned his doctorate in educational psychology in 1926 at the University of Chicago, worked at a number of universities </text:span><text:span text:style-name="T56">and</text:span><text:span text:style-name="T43">ut is best known for his work </text:span><text:span text:style-name="T56">in mathematics education </text:span><text:span text:style-name="T43">at Duke University from 1930 to 1949 and eleven years as dean of the School of Education at the University of California, Berkeley. </text:span></text:p>
      <text:p text:style-name="P92"><text:span text:style-name="T43"><text:tab/>What Brownell </text:span><text:span text:style-name="T56">advocated <text:s/></text:span><text:span text:style-name="T43">was for students to see more meaning </text:span><text:span text:style-name="T56">in arithmetic </text:span><text:span text:style-name="T57">and </text:span><text:span text:style-name="T56">b</text:span><text:span text:style-name="T57">ased his </text:span><text:soft-page-break/><text:span text:style-name="T57">view on his belief that </text:span><text:span text:style-name="T56"><text:s/></text:span><text:span text:style-name="T58">a</text:span><text:span text:style-name="T111">rithmetic </text:span><text:span text:style-name="T112">i</text:span><text:span text:style-name="T111">s “a closely knit system of </text:span><text:span text:style-name="T191">understandable ideas, principles, and processes” (Brownell 1935, p. 19). </text:span>Brownell cited three sources for lack of meaning: (a) anecdotal evidence from adults who were poor at arithmetic, (b) poor military test results in arithmetic, and (c) the experience of secondary math teachers who receive students without arithmetical understanding. Brownell reasoned:</text:p>
      <text:p text:style-name="Quotations">“School personnel and, to some extent, the public at large are beginning to awaken to the fallacy of treating arithmetic as a tool subject. To classify arithmetic as a tool subject, or as a skill subject, or as a drill subject is to court disaster. Such characterizations virtually set mechanical skills and isolated facts as the major learning outcomes, prescribe drill as the method of teaching, and encourage memorization through repetitive practice as the chief or sole learning process.”</text:p>
      <text:p text:style-name="P94"><text:span text:style-name="T192">The same </text:span>message has been <text:span text:style-name="T192">reflected in a plethora of </text:span>NCTM materials <text:span text:style-name="T192">over the past three deades, inclucing</text:span> the <text:a xlink:type="simple" xlink:href="http://www.nctm.org/standards/content.aspx?id=17278"><text:span text:style-name="T116">Agenda for Action</text:span></text:a> (1980) The value of mathematics courses that emphasize symbol manipulations has come under much scrutiny. Thus, for example, the National Council of Teachers of Mathematics’ (NCTM, 1989) <text:span text:style-name="T121">Curriculum and Evaluation Standards for School Mathematics,</text:span> called for a shift in emphasis from manipulating expressions and practicing algorithms to a curriculum that stresses conceptual understanding and mathematical modeling for the K-12 level. Analogously, the Mathematical Association of America’s [MAA] <text:span text:style-name="T121">Goals for Collegiate Mathematics Instruction</text:span> (Schoenfeld, 1990) recommended that instruction at the college level should be “aimed at conceptual understanding rather than at mere mechanical skills” (p. 2). Several researchers have found that when calculators and computers are used to perform routine calculations and symbol manipulation procedures, it is possible to change the focus of college calculus from computation toward applications, relationships, problem solving and developing conceptual understandings (Heid, 1988; Johnson, 1992; Judson, 1990; Wells, 1995; Kinney, 1997; Sullivan, 1995; Zorn, 1992). <text:s/><text:span text:style-name="T43"><text:s/>and common thinking can be found in articles such as Keith Devlin's </text:span><text:a xlink:type="simple" xlink:href="http://www.maa.org/features/skills.html"><text:span text:style-name="T59">Why We Should Reduce Skills Teaching in the Math Class</text:span></text:a><text:span text:style-name="T43">. </text:span></text:p>
      <text:p text:style-name="P92"><text:span text:style-name="T43"/></text:p>
      <text:p text:style-name="P92"><text:span text:style-name="T43">As a result of the </text:span><text:span text:style-name="T53">traditional </text:span><text:span text:style-name="T43">approach to math instruction, students often can’t take the methods they’ve been taught and transfer them to problems even slightly different from those they’re used to, </text:span><text:span text:style-name="T46">that is, the problems that they would encounter in life, in a profession or occupation, in their personal lives, or even on </text:span><text:span text:style-name="T53">a </text:span><text:span text:style-name="T46">standardized test</text:span><text:span text:style-name="T43">. </text:span><text:span text:style-name="T52"><text:tab/></text:span></text:p>
      <text:p text:style-name="P91"><text:span text:style-name="T52"><text:tab/>In </text:span><text:span text:style-name="T101">Brownell</text:span><text:span text:style-name="T102">'s</text:span><text:span text:style-name="T101"> (1944) classic paper, “The progressive Nature of Learning in Mathematics”, </text:span><text:span text:style-name="T102">he assert</text:span><text:span text:style-name="T103">ed</text:span><text:span text:style-name="T102"> </text:span><text:span text:style-name="T101">that </text:span><text:span text:style-name="T103">teachers </text:span><text:span text:style-name="T104">had become</text:span><text:span text:style-name="T101"> more concerned with the product of learning </text:span><text:span text:style-name="T103">or getting the correct answer</text:span><text:span text:style-name="T101"> than the process of learning. </text:span><text:span text:style-name="T104">His article clearly demonstrates how getting the right answer was synomous with </text:span><text:span text:style-name="T101">learn</text:span><text:span text:style-name="T104">ing</text:span><text:span text:style-name="T101"> an appropriate response or procedure </text:span><text:span text:style-name="T104">to a problem context (stimulus) </text:span><text:span text:style-name="T101">in such away as to earn positive reinforcement.</text:span><text:span text:style-name="T103"> </text:span><text:span text:style-name="T106">Brownell advocated for teaching that focused primarily on</text:span><text:span text:style-name="T101"> how one arrives at an answer </text:span><text:span text:style-name="T106">and stressed that students' processes in solving mathematical problems reveals to the teacher </text:span><text:span text:style-name="T101">the mathematical maturity level of <text:s/>students and enables teachers an effective basis for providing corrective feedback to facilitate understanding and correct answers. Brownell also complained that teachers </text:span><text:span text:style-name="T106">who focused too much attention on the products of learning would </text:span><text:span text:style-name="T101">not really </text:span><text:span text:style-name="T106">able to </text:span><text:span text:style-name="T101">help students who need</text:span><text:span text:style-name="T106">ed</text:span><text:span text:style-name="T101"> remediation. </text:span><text:span text:style-name="T107">Thus, Brownell's perspective, t</text:span><text:span text:style-name="T101">o develop their capabilities, students' must actively engage in activities which will nurture their progression in learning </text:span><text:span text:style-name="T107">and as teachers provide constant feedback when students encountered difficulties or misunderstandings. </text:span><text:span text:style-name="T101">More precisely, showing the child the correct connection and having him practice it is not teaching. According to Kolb and Waters (1990), “Brownell's work is particularly impressive by his encouragement to attend </text:span><text:span text:style-name="T107">t</text:span><text:span text:style-name="T101">o process as well as product. How a child learns can make the difference in whether or not the material ins meaningful. Whether or not they understand the relationship of </text:span><text:soft-page-break/><text:span text:style-name="T101">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86"><text:span text:style-name="T98"/></text:p>
      <text:p text:style-name="P87"><text:span text:style-name="T98"><text:tab/>Unforntanetly, </text:span><text:span text:style-name="T100">contemporary </text:span><text:span text:style-name="T98">mathematics teaching in the United States has hardly evolved from its “turn of the century” </text:span><text:span text:style-name="T100">grounding in connectionism - despite over seventy years of progress in understanding the psychology of learning. </text:span><text:span text:style-name="T169">The approach has come to be accepted as the norm in our schools where math knowledge is still viewed as a collection of facts and ideas to be transmitted through lectures to passive learners. </text:span><text:span text:style-name="T51">Lauren Resni</text:span><text:span text:style-name="T44">k </text:span><text:span text:style-name="T46">(1987)</text:span><text:span text:style-name="T51"> </text:span><text:span text:style-name="T52">states that students </text:span><text:span text:style-name="T54">in American schools</text:span><text:span text:style-name="T51">“do not develop higher order capacities for organizing and interpreting information... students may memorize the fact that 0.4 = 4/10, or successfully follow a recipe to solve for </text:span><text:span text:style-name="T60">x</text:span><text:span text:style-name="T51">, but the traditional approach leaves them clueless about the significance of what they’re doing.” Without any feel for the bigger picture, they tend to </text:span><text:span text:style-name="T52">aimlessly </text:span><text:span text:style-name="T51">plug in numbers mechanically as they follow the technique they’ve learned. </text:span></text:p>
      <text:p text:style-name="P87"><text:span text:style-name="T51"><text:tab/></text:span><text:span text:style-name="T169">In contrast to traditional approaches, contemporary research in mathematics learning is quite clear that </text:span>the quality of students’ understanding of factual information depends on how the new knowledge is constructed. If factual information is learned through rote memorizing using repetition and without understanding the meaning of what is learned, then the process does not describe the kind of learning that <text:span text:style-name="T120">anyone</text:span> wants for their students. It's hard to think of <text:span text:style-name="T120">any</text:span> situation in which it is the goal to memorize "without full attention or comprehension." <text:s/>Similarly, the belief that students’ attainment of foundational level skills and factual knowledge occurs without active engagement in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be relevant knowledge but is limited in its use for solving problems, and transfer to new situations. Moreover, when <text:span text:style-name="T189">teachers</text:span> focus too heavily on rote learning at the expense of conceptual understanding of topics, students’ ability to apply material for practical or intellectual purposes are limited. </text:p>
      <text:p text:style-name="P113"/>
      <text:p text:style-name="P98"><text:span text:style-name="T184"><text:tab/>Too often classroom instruction involves having</text:span> students <text:span text:style-name="T184">watch their teachers </text:span>solve a particular type of problem <text:span text:style-name="T184">and then </text:span>emulat<text:span text:style-name="T184">e</text:span> what the teacher has done. <text:span text:style-name="T184">Typically, after observing the teacher solve a problem, </text:span>students complete a set of practice problems that are really no different from those worked by the teacher in class. <text:span text:style-name="T184">This method of instruction</text:span>, <text:span text:style-name="T185">encourages students to avoid d</text:span><text:span text:style-name="T162">evising a plan to solve the proble</text:span><text:span text:style-name="T163">m</text:span><text:span text:style-name="T184"> and to proceed immediately to manipulating symbosls which</text:span><text:span text:style-name="T163"> is not problem solving. The problem solving aspect was provided by the teacher when </text:span><text:span text:style-name="T165">he/she explained the purpose of the problem and then</text:span><text:span text:style-name="T163"> devised the plan. </text:span></text:p>
      <text:p text:style-name="P99"><text:tab/></text:p>
      <text:p text:style-name="P98"><text:span text:style-name="T163"><text:tab/>Th</text:span><text:span text:style-name="T165">e</text:span><text:span text:style-name="T164"> common practice </text:span><text:span text:style-name="T165">of mindless mimicry in teaching </text:span><text:span text:style-name="T163">reduces problem solving into a stimulus-response approach where students categorize a problem (stimulus) and </text:span><text:span text:style-name="T164">then </text:span><text:span text:style-name="T163">begin shoving symbols (response). In </text:span><text:span text:style-name="T164">time, students </text:span><text:span text:style-name="T165">are constantly taught to give superficial treatment to understand</text:span><text:span text:style-name="T168">ing</text:span><text:span text:style-name="T165"> the problem a</text:span><text:span text:style-name="T166">s</text:span><text:span text:style-name="T165"> they subsequently neglect “engaging the text” </text:span><text:span text:style-name="T166">or </text:span><text:span text:style-name="T165">read</text:span><text:span text:style-name="T166">ing</text:span><text:span text:style-name="T165"> the problem in <text:s/>a disciplied way for meaning or purpose. After the student's cursory review of a problem, the student labels the type of ta</text:span><text:span text:style-name="T164">sk </text:span><text:span text:style-name="T165">(distance problem, coin problem, mixture problem, etc.) </text:span><text:span text:style-name="T166">which is conceived by the student to be a one-to-one correspondance (only the numbers have changed, sic) to the problem solved earlier by the teacher. The student starts the symbol moving process until they have distilled an answer. Finally, rather than substantive reflection </text:span><text:span text:style-name="T167">on the pr</text:span><text:span text:style-name="T166">oblem or <text:s/>checking. What does the result tell me?, the student checks his/her answer against a solution key which provides no clue in terms of what went </text:span><text:soft-page-break/><text:span text:style-name="T166">wrong. </text:span></text:p>
      <text:p text:style-name="P88"><text:span text:style-name="T169"><text:tab/></text:span></text:p>
      <text:p text:style-name="P89"><text:span text:style-name="T169"><text:tab/>Perhaps the most blatant example of the failure of traditional teaching practices surrounds the use of the term “w</text:span>ord problem.” <text:span text:style-name="T190">If asked, most math students will express their hatred toward and lack of competence with “word problems.” Students prefer problems that are expressed in mathematical notation that invoke or suggest some reaction or operation to perform immediately with little thought on the part of the student. In American classrooms, word problems and symbol manipulation are considered two distinct sets of math. In fact, just prior to testing students on course content, it is very common for students to ask his/her teacher if a word problem would be on the test. Sadly, most situations in the world that require a quantitative response are word problems. </text:span></text:p>
      <text:p text:style-name="P89"><text:span text:style-name="T190"><text:tab/>Again, an examination of traditional teaching practices provides some clarity on why students encounter difficulty during mathematical problem solving. In the classroom, word problems that students enounter often</text:span>, appear as higher-level applications that <text:span text:style-name="T170">may </text:span>involve “real world” problem solving. But, when the day is through, teachers typically turn the problem solution<text:span text:style-name="T136">s</text:span> into a set of steps that students once again commit<text:span text:style-name="T171">ing</text:span> to memory<text:span text:style-name="T169"> another a chain of meaningless SR connections.</text:span> <text:s/><text:span text:style-name="T171">After some time, students have collected sets of memorized approaches or “bag of tricks” for each type of problem encountered in the classroom. Tweak a problem slightly and students are at a loss. Unable to modify their approach, they can only hope to be shown a new method for solving the problem. Students too often are overwhelmed and end up </text:span>dread<text:span text:style-name="T171">ing</text:span> the whole subject (and avoid<text:span text:style-name="T171">ing</text:span> it whenever possible), but that’s the way <text:span text:style-name="T170">countless educators believe that math </text:span>has to be done: “Mindless mimicry mathematics,” as the National Research Council <text:span text:style-name="T170">(1989)</text:span> calls it, or “rules without reason” <text:s/><text:span text:style-name="T170">according to Richard Skemp (1974). <text:s/></text:span></text:p>
      <text:p text:style-name="P114"/>
      <text:p text:style-name="P114"><text:tab/>Researchers have often described how traditional teaching practices that emphasize rote learning rather than conceptual understanding and critical thinking often affect learners.<text:span text:style-name="T169">Too many students have, in frustration, written off mathematics – at least partly as a result of traditional instruction through memorization. </text:span><text:s/>Blais (1988) stated that traditional teaching in mathematics, for example, that involves giving students a maximum of explanation, implies the creation of a listener-follower role for students. Such a role, he <text:span text:style-name="T189">asserts</text:span>, contributes to dependence, fosters the growth of learned helplessness, and encourages students to memorize information instead of construct robust knowledge structures. Blais contended that traditional mathematics courses focus too much on transmitting content at the expense of thought processes. He felt that the focus should be on the development of thinking skills and conceptual understanding.</text:p>
      <text:p text:style-name="P115"/>
      <text:p text:style-name="P86"/>
      <text:p text:style-name="P43"><text:tab/>Researchers <text:span text:style-name="T172">studying</text:span> mathematical thinking and learning have been concerned for some time that courses dominated by the teaching of manipulating symbols and memorizing procedures <text:span text:style-name="T172">have</text:span> overemphasized mechanical aspects of courses and whose mastery did not necessarily aid the students’ ability to solve real problems, develop mathematical understandings, or to proceed to advanced student matter (8) (Douglas, 1986; Heid, 1988; Schoenfeld, 1986; Steen, 1987; <text:span text:style-name="T137">Choi, 1995; </text:span><text:span text:style-name="T126"><text:s/></text:span><text:span text:style-name="T127">Stillmanm, 2010</text:span><text:span text:style-name="T126">.</text:span>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text:soft-page-break/>problems. <text:span text:style-name="T173">In his 2007 keynote addrress at the </text:span><text:span text:style-name="T174">27</text:span><text:span text:style-name="T19">th</text:span><text:span text:style-name="T174"> Annual International Conference on Critical Thinking, </text:span><text:span text:style-name="T144">Richard Paul </text:span><text:span text:style-name="T146">(2007) </text:span><text:span text:style-name="T144">very eloquently </text:span><text:span text:style-name="T145">sums up the problem with the traditional approach in teaching mathematics as a collection of disconnected facts and</text:span><text:span text:style-name="T144"> the dismal state of traditional mathematics teaching as follows:</text:span></text:p>
      <text:p text:style-name="P42"/>
      <text:p text:style-name="P42"><text:s/><text:tab/><text:span text:style-name="T138">“</text:span><text:span text:style-name="T140">We have armies of people who hate math. In other words, we commonly teach students math in <text:tab/>such a <text:tab/>way that they come to hate it; in such a way that they don't want to take another course <text:tab/>in math if they can possibly avoid it. And so the lecturing continues— chapter one, chapter two, <text:tab/>chapter three, concept, concept,concept....And in the mind of the student, all these various <text:tab/>concepts are simply there as something to remember. "What did you <text:s/>say we do on this <text:tab/>problem?... Invert and multiply, invert and multiply... Why do we invert and multiply... I don't <text:tab/>know, you didn't say what." And so what we do is give the students standard formulas, standard <text:tab/>questions that can be answered with standard procedures and move on even if they don't <text:tab/>understand the procedures they do.It is enough that they can give a correct answer. But if <text:tab/>you modify the problem so that it's slightly different, the student can't do it. Furthermore, <text:tab/>if you test them one month, two </text:span><text:span text:style-name="T141">m</text:span><text:span text:style-name="T140">onths, three months after the class is completed, you'll find <text:tab/>that very little of what was covered in the class is still in the mind of the students.<text:line-break/><text:line-break/><text:tab/>But, for those who think within the field well, this is what the field looks like:They see the parts <text:tab/>relating to the whole, and realize that to understand the part, you first need to look at and <text:tab/>understand the whole. They look <text:s/></text:span><text:span text:style-name="T142">a</text:span><text:span text:style-name="T140">t the whole from the point of view of the part. They look at <text:tab/>the part from the point of view of <text:s/>the whole. Making sense? Okay, let's add another idea. <text:tab/>Here's another part. Let's see how it fits into the <text:s/>whole. Now let's look at what the whole looks <text:tab/>like with this part in it. Whole .. part ... whole ... part … whole ... part.”</text:span></text:p>
      <text:p text:style-name="P38"/>
      <text:p text:style-name="Text_20_body">Unfortunately, most classroom teaching does not promote this type of understand and have students blindly following a set of procedures to be memorized, practiced and habituated until students obtain the right answer that agrees with the answers found in the” back of the text book”, <text:span text:style-name="T173">solution key, or computer software.</text:span>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text:span text:style-name="T173">the unit of study, grade, or even entry-level </text:span>college <text:span text:style-name="T173">math</text:span>.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text:span text:style-name="T173">meaningful </text:span>investigative situations, and their responses indicate very few activities to engage in such activities. (Dossey et al., 1988, p. 76).</text:p>
      <text:p text:style-name="Text_20_body"/>
      <text:p text:style-name="P9">The Center's Approach – Learning Mathematics through FACT – Developing a Foundation for Analysis through Critical Thinking</text:p>
      <text:p text:style-name="P7"><text:tab/><text:span text:style-name="T175">T</text:span>here is a way to teach mathematics that facilitates the type of learning envisioned by Richard Paul and others. It is the goal of <text:s/><text:span text:style-name="T147">MC</text:span><text:span text:style-name="T17">2 <text:s/></text:span><text:span text:style-name="T18">(</text:span>The Center of Mathematical Coaching and Consulting<text:span text:style-name="T148">)</text:span> to provide <text:span text:style-name="T175">the type of </text:span>instruction that develops successful <text:span text:style-name="T175">math learners and </text:span>problem solvers. The Center's approach teaches students to <text:span text:style-name="T147">integrate</text:span> a specific model of critical thinking <text:span text:style-name="T147">with research-based practices that </text:span>help<text:span text:style-name="T147">s</text:span> them make important connections and understand the concepts needed for deeper <text:soft-page-break/>rather than superficial learning. <text:span text:style-name="T147">The approach, FACT</text:span><text:span text:style-name="T20">© </text:span><text:span text:style-name="T149">(Foundation for the Analysis through Critical Thinking)</text:span><text:span text:style-name="T147">, developed by MC</text:span><text:span text:style-name="T17">2</text:span><text:span text:style-name="T12">,</text:span> <text:span text:style-name="T148">incorporates decades of work used by successful teachers and supported by researchers dedicated to improving math learning. </text:span></text:p>
      <text:p text:style-name="P75"><text:span text:style-name="T43"><text:tab/>By combining aspects of critical thinking, </text:span><text:span text:style-name="T47">developed </text:span><text:span text:style-name="T43">by </text:span><text:span text:style-name="T47">the founders of The Foundation for Critical Thinking</text:span><text:span text:style-name="T43">, with </text:span><text:span text:style-name="T47">proven methods and research-based approaches</text:span><text:span text:style-name="T43"> for </text:span><text:span text:style-name="T47">effective math </text:span><text:span text:style-name="T43">teaching, a powerful tool, FACT</text:span><text:span text:style-name="T27">©</text:span><text:span text:style-name="T43"> has been </text:span><text:span text:style-name="T47">designed</text:span><text:span text:style-name="T43"> by the Center for Mathematical Coaching and Consulting. As students learn the fundamentals of FACT</text:span><text:span text:style-name="T84">©</text:span><text:span text:style-name="T43"> and reason through math ideas and problems, they will learn to routinely apply a set of strategies whenever they encounter a mathematical problem or even problems in other disciplines and situations. In time, students will gain skill in </text:span><text:span text:style-name="T48">analyzing problems,</text:span><text:span text:style-name="T43"> </text:span><text:span text:style-name="T48">understanding</text:span><text:span text:style-name="T43"> what they are being asked to solve/find, de</text:span><text:span text:style-name="T48">vising their own plans for solving the problem, determining relevant </text:span><text:span text:style-name="T43">information </text:span><text:span text:style-name="T48">and procedures to be employed, and ultimately pro</text:span><text:span text:style-name="T49">ducing</text:span><text:span text:style-name="T48"> accurate solutions that they will verify based on their understanding of conc</text:span><text:span text:style-name="T49">epts</text:span><text:span text:style-name="T48">. </text:span><text:span text:style-name="T43">In their "Dimensions of Critical Thought”," Paul and Elder detail many of the skills and dispositions associated with critical thinking. You may also read about other </text:span><text:a xlink:type="simple" xlink:href="http://surry.edu/About/CriticalThinking/Strategies.aspx"><text:span text:style-name="T138">strategies </text:span></text:a><text:a xlink:type="simple" xlink:href="http://surry.edu/About/CriticalThinking/Strategies.aspx"><text:span text:style-name="T138">that </text:span></text:a><text:a xlink:type="simple" xlink:href="http://surry.edu/About/CriticalThinking/Strategies.aspx"><text:span text:style-name="T138">form the basis of </text:span></text:a><text:a xlink:type="simple" xlink:href="http://surry.edu/About/CriticalThinking/Strategies.aspx"><text:span text:style-name="T138">FACT</text:span></text:a><text:a xlink:type="simple" xlink:href="http://surry.edu/About/CriticalThinking/Strategies.aspx"><text:span text:style-name="T29">©</text:span></text:a><text:span text:style-name="T43"> from many scholars included in the reference section below or on the MC</text:span><text:span text:style-name="T27">2 </text:span><text:span text:style-name="T43">website.</text:span></text:p>
      <text:p text:style-name="P12"/>
      <text:p text:style-name="P8"><text:span text:style-name="T148"><text:tab/>FACT</text:span><text:span text:style-name="T18">©</text:span> is <text:span text:style-name="T176">not </text:span>taught to students as an “add-on” to everything else <text:span text:style-name="T177">they</text:span> are trying to master <text:span text:style-name="T147">but is learned subtely</text:span><text:span text:style-name="T3"> </text:span>as new content is covered. <text:span text:style-name="T177">So, </text:span>at the same time students are solving problems or learning a new concept, <text:span text:style-name="T177">they are learning to apply critical thinking</text:span> processes <text:span text:style-name="T177">for</text:span> evaluat<text:span text:style-name="T177">ing</text:span> how well they are internalizing and applying <text:span text:style-name="T177">course </text:span>content.<text:span text:style-name="T177">The approach involves t</text:span>eaching one component of the model at a time while <text:span text:style-name="T177">concurrently having </text:span><text:s/>students <text:span text:style-name="T177">solve </text:span>problems using <text:span text:style-name="T177">that particular </text:span>component <text:span text:style-name="T177">of <text:s/>FACT</text:span><text:span text:style-name="T18">©</text:span>. <text:span text:style-name="T177">Such an approach is supported by researchers (Lester, et. al., 1989) and is </text:span>well-grounded <text:span text:style-name="T177">on the </text:span>belief that knowledge cannot be adequately learned for subsequent recall and application without students’ engaging in aspects of critical thinking as they construct knowledge and solve new problems <text:span text:style-name="T177">(Atkins, 2003)</text:span>. </text:p>
      <text:p text:style-name="P6"><text:tab/>FACT<text:span text:style-name="T2">© <text:s/></text:span>is grounded <text:span text:style-name="T178">on</text:span> the concept of what researchers in mathematics, education, psychology, and other fields refer to as metacognition <text:span text:style-name="T148">and</text:span> involves how well one thinks about one's own think<text:span text:style-name="T148">ing as we </text:span><text:s/>monitor and regulat<text:span text:style-name="T148">e</text:span> <text:span text:style-name="T148">new </text:span>learning. Current literature in mathematics and science education supports an emphasis on metacognition for all levels of learning from arithmetic, through calculus and beyond.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text:span text:style-name="T148">M</text:span>etacognitive knowledge in<text:span text:style-name="T148">volves</text:span> understanding one's own capabilities, how one understands concepts and connections to other learning and past experiences, the type of assignment, and one's own capability for using strategies to study and learn new information. In effect, <text:span text:style-name="T1">FACT</text:span><text:span text:style-name="T3">@</text:span> is specifically designed to improve student's metacognition by having them <text:span text:style-name="T178">skillfully and </text:span>systematically assess and monitor his/her own thinking in order to make thinking better—more clear, more accurate, more logical. <text:span text:style-name="T178">Thus, i</text:span>mproving metacognition results in self-directed, self-disciplined, <text:span text:style-name="T178">se</text:span>lf-corrective thinking, <text:span text:style-name="T178">and self-confident learners</text:span>. <text:s/></text:p>
      <text:p text:style-name="P5"><text:tab/>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text:span text:style-name="T150">in the reference section </text:span>include several studies in support of metacognition. One study in particular, conducted by Kramarski, Weisse, and Kolsher (2003), investigated the effects of self metacognitive questioning training on students' (a) mathematical problem solving; (b) <text:soft-page-break/>mathematical anxiety; and (c) on problem solving and anxiety of mathematics of higher and lower achievers. Findings indicate that metacognitively trained students gaine more than control students in mathematical problem-solving performance. In addition, the metacognitively trained students reduced their mathematical anxiety more than control group students. </text:p>
      <text:p text:style-name="P36"><text:span text:style-name="T178">Metacognition: Beyond t</text:span>he Dual Nature of Problem Solving</text:p>
      <text:p text:style-name="P16"><text:tab/>Problem solving and learning mathematics <text:span text:style-name="T178">are</text:span> often <text:span text:style-name="T150">viewed</text:span> as dualistic <text:span text:style-name="T178">and separates content to be learned as either (1) procedural knowledge <text:s/>mechanics of what to do and when (graphing, computations, drawing, factoring, applying formulas and theorems, etc.) or (2) conceptual knowledge (the ideas that give meaning to the procedures). Most classroom instruction concentrates nearly exclusively on procecural knowledge and sacrificies students' real understandings of mathematical ideas. </text:span>Rather, <text:span text:style-name="T180">than </text:span>view<text:span text:style-name="T180">ing mathematical understanding</text:span> as <text:span text:style-name="T180">a </text:span>meaning-making processes that involve the learner in actively building connections between new concepts and what is already known, <text:span text:style-name="T178">students (and teachers) soon confuse understanding math with performing correct procedures through memorization and manipulating symbols</text:span>. <text:s/></text:p>
      <text:p text:style-name="P16"><text:span text:style-name="T151"><text:tab/>There is no doubt that students need to know how to apply procedures correctly and to develop meaningful understanding of concepts; </text:span>however, neither possessing a repertoire of content and procedural knowledge alone is sufficient for learning new ideas or effective problem solving. According to researchers at the <text:span text:style-name="T179">U</text:span>niversity of Georgia, to build a theory of problem solving, a manager function must be incorporated in the system <text:span text:style-name="T179">(Wilson, et.al., 2013)</text:span>. Schoenfeld<text:span text:style-name="T2"> </text:span><text:span text:style-name="T14">(1992)</text:span> often described th<text:span text:style-name="T152">is</text:span> <text:span text:style-name="T152">manager feature as</text:span> an executive or <text:span text:style-name="T152">self-</text:span>monitoring component <text:span text:style-name="T152">that successful students</text:span> constant<text:span text:style-name="T152">ly</text:span> <text:span text:style-name="T152">employ a</text:span>s <text:span text:style-name="T152">they</text:span> engage in problem solving <text:span text:style-name="T152">situations</text:span>. <text:span text:style-name="T152"><text:s/></text:span><text:span text:style-name="T129">FACT</text:span><text:span text:style-name="T6">@ </text:span><text:span text:style-name="T3"><text:s/></text:span><text:span text:style-name="T13">provides a tool for improving students'</text:span> <text:span text:style-name="T130">ability to self-monitor through reflection as they begin to understand concepts and why processes are needed and how to affectivly apply them</text:span><text:span text:style-name="T129">.</text:span></text:p>
      <text:p text:style-name="P29"/>
      <text:p text:style-name="P1"><text:span text:style-name="T8"><text:s text:c="10"/>D</text:span><text:span text:style-name="T7">ua</text:span><text:span text:style-name="T9">l</text:span><text:span text:style-name="T7">ity of Problems Solving and Learning Mathematics</text:span></text:p>
      <text:p text:style-name="P2"/>
      <text:p text:style-name="P2"/>
      <text:p text:style-name="P26"><draw:rect text:anchor-type="paragraph" draw:z-index="0" draw:style-name="gr1" draw:text-style-name="P116" svg:width="1.5724in" svg:height="0.6343in" svg:x="0.3465in" svg:y="0.111in"><text:p text:style-name="P116">Problem Solving</text:p><text:p text:style-name="P116"><text:s/>Processes</text:p></draw:rect><draw:rect text:anchor-type="paragraph" draw:z-index="2" draw:style-name="gr2" draw:text-style-name="P116" svg:width="0.0571in" svg:height="0.0571in" svg:x="3.3201in" svg:y="0.2154in"><text:p/></draw:rect><draw:rect text:anchor-type="paragraph" draw:z-index="3" draw:style-name="gr1" draw:text-style-name="P116" svg:width="1.6098in" svg:height="0.5878in" svg:x="3.3016in" svg:y="0.0819in"><text:p text:style-name="P116">Knowledge of Content</text:p></draw:rect></text:p>
      <text:p text:style-name="P26"><draw:rect text:anchor-type="paragraph" draw:z-index="1" draw:style-name="gr2" draw:text-style-name="P116"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6"/>
      <text:p text:style-name="P26"><text:tab/><text:tab/><text:tab/><text:tab/></text:p>
      <text:p text:style-name="P27"><text:tab/><text:tab/> <text:s text:c="5"/><text:span text:style-name="T15">FACT</text:span><text:span text:style-name="T16">@ </text:span><text:span text:style-name="T10">= Meta cognitive</text:span><text:span text:style-name="T11"> Strategies</text:span><text:span text:style-name="T10"> </text:span></text:p>
      <text:list xml:id="list704990139585829060" text:style-name="L4">
        <text:list-header>
          <text:p text:style-name="P78"><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8"/>
      <text:p text:style-name="P4"/>
      <text:p text:style-name="P44"/>
      <text:p text:style-name="P21"><text:tab/>Initially, <text:span text:style-name="T180">during tutoring or teaching sessions, </text:span>MC<text:span text:style-name="T2">2 </text:span>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text:span text:style-name="T153">Tutors at </text:span>MC<text:span text:style-name="T2">2 </text:span><text:s/><text:span text:style-name="T153">are trained </text:span><text:s/>to understand, through listening and careful observation, the tools that students work with - what they know (knowledge of content), and how that knowledge is deployed (processes). We <text:soft-page-break/>recognize that students often fail because they <text:span text:style-name="T180">have gaps in foundational </text:span>knowledge <text:span text:style-name="T181">(including metacognitive knowledge)</text:span>, <text:span text:style-name="T181">lack</text:span> full understanding of content and processes, <text:span text:style-name="T181">harbor misconceptions,and have mis-remembered facts.</text:span> <text:span text:style-name="T181">Through constant assessment of how a student understands the mathematical situation at-hand, MC</text:span><text:span text:style-name="T21">2 </text:span><text:span text:style-name="T180">staff identifies what form of remediation is needed</text:span>. <text:s/></text:p>
      <text:p text:style-name="P21"><text:tab/><text:span text:style-name="T182">The intent of the Center for Mathematical Teaching and Coaching is to facilitate in students</text:span> a disposition for evaluating <text:span text:style-name="T181">and assessing </text:span>their <text:span text:style-name="T181">own </text:span>wor<text:span text:style-name="T182">k</text:span>.<text:span text:style-name="T182">That is, we want our students to develop become more self-reliable and to identify for themselves </text:span><text:span text:style-name="T22">when </text:span><text:span text:style-name="T24">their plans or procedures are just not working, when thinking </text:span><text:span text:style-name="T22">seem</text:span><text:span text:style-name="T24">s</text:span><text:span text:style-name="T22"> unclear, </text:span><text:span text:style-name="T24">or </text:span><text:span text:style-name="T22">when they need an example and coaching. Too often, students are not given an opportunity to evaluate, to think about what they are studying; </text:span><text:span text:style-name="T23">rather, they</text:span><text:span text:style-name="T22"> rely on memorization and blindly follow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4">2 </text:span><text:span text:style-name="T22">facilitates student learning at a deeper level that lead to better grades, higher levels of achievement, and reduced math anxiety. </text:span></text:p>
      <text:p text:style-name="P22"> </text:p>
      <text:p text:style-name="P17"><text:span text:style-name="T1">Overview of FACT</text:span><text:span text:style-name="T3">@</text:span></text:p>
      <text:p text:style-name="P54"/>
      <text:p text:style-name="P70"><text:span text:style-name="T43"><text:tab/>Too often students are told to analyze a problem and have never been taught how to systematically analyze anything - <text:s/></text:span><text:span text:style-name="T65">how</text:span><text:span text:style-name="T43"> to understand, analyze, and solve problems. </text:span><text:span text:style-name="T66">FACT</text:span><text:span text:style-name="T28">@ </text:span><text:span text:style-name="T67">is a model for mathematical problem solving that integrates three critical components: 1) C</text:span><text:span text:style-name="T66">ritical thinking developed by the Foundation and Center for Critical Thinking </text:span><text:span text:style-name="T67">(</text:span><text:a xlink:type="simple" xlink:href="http://www.criticalthinking.org/"><text:span text:style-name="T30">www.criticalthinking.org</text:span></text:a><text:span text:style-name="T66">), </text:span><text:span text:style-name="T67">2) </text:span><text:span text:style-name="T70">George </text:span><text:span text:style-name="T67">Polya's Model for Mathematical Reasoning and Problem Solving and </text:span><text:span text:style-name="T70">the contemporary </text:span><text:span text:style-name="T68">body of relevant and recent </text:span><text:span text:style-name="T67">research-based extensions of his work, and 3) a</text:span><text:span text:style-name="T66"> broad spectrum of </text:span><text:span text:style-name="T67">learning strategies from the body of </text:span><text:span text:style-name="T66">research and </text:span><text:span text:style-name="T67">effect</text:span><text:span text:style-name="T68">i</text:span><text:span text:style-name="T67">ve teaching </text:span><text:span text:style-name="T66">practi</text:span><text:span text:style-name="T67">ce that </text:span><text:span text:style-name="T66">have contributed to a greater understanding of concept development as it pertains to mathematics learning and problem solving. </text:span><text:span text:style-name="T70">An overview of Critical Thinking and Polya's model for problem solving follows.</text:span></text:p>
      <text:p text:style-name="P62"/>
      <text:p text:style-name="P60">Critical Thinking</text:p>
      <text:p text:style-name="P49"><text:tab/></text:p>
      <text:p text:style-name="P66"><text:span text:style-name="T43"><text:tab/></text:span><text:span text:style-name="T138">Richard Paul, Director of Research at the Center for Critical Thinking, is considered internationally as the imminent scholar of critical thinking. FACT</text:span><text:span text:style-name="T5">©</text:span><text:span text:style-name="T138"> is based on the critical thinking model originally developed by Richard Paul and extended by Linda Elder. The essence of </text:span><text:span text:style-name="T139">the </text:span><text:span text:style-name="T138">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43"> when and how to use particular strategies for learning and thinking. The following excerpt from Paul and Elder’s </text:span><text:span text:style-name="Emphasis"><text:span text:style-name="T43">Miniature Guide to Critical Thinking </text:span></text:span><text:span text:style-name="Emphasis"><text:span text:style-name="T77">(2003)</text:span></text:span><text:span text:style-name="Emphasis"><text:span text:style-name="T114"> </text:span></text:span><text:span text:style-name="T43">further explains the concept:</text:span></text:p>
      <text:p text:style-name="P18"/>
      <text:p text:style-name="P74">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74">A well-cultivated critical thinker:</text:p>
      <text:list xml:id="list5663765139137757496" text:style-name="L5">
        <text:list-item>
          <text:p text:style-name="P95"><text:soft-page-break/>Raises vital questions and problems, formulating them clearly and precisely;</text:p>
        </text:list-item>
        <text:list-item>
          <text:p text:style-name="P95">Gathers and assesses relevant information, using abstract ideas to interpret it effectively;</text:p>
        </text:list-item>
        <text:list-item>
          <text:p text:style-name="P95">Comes to well-reasoned conclusions and solutions, testing them against relevant criteria and standards;</text:p>
        </text:list-item>
        <text:list-item>
          <text:p text:style-name="P95">Thinks open-mindedly within alternative systems of thought, recognizing and assessing, as need be, their assumptions, implications, and practical consequences; and</text:p>
        </text:list-item>
        <text:list-item>
          <text:p text:style-name="P96"><text:span text:style-name="T32">C</text:span><text:span text:style-name="T31">ommunicates effectively with others in figuring out solutions to complex problems.</text:span></text:p>
        </text:list-item>
      </text:list>
      <text:p text:style-name="P74"/>
      <text:p text:style-name="P74">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49"/>
      <text:p text:style-name="P39"><text:span text:style-name="T25"><text:tab/></text:span><text:span text:style-name="T79">Thus, </text:span><text:span text:style-name="T25">critical thinking, as de</text:span><text:span text:style-name="T79">veloped</text:span><text:span text:style-name="T25"> by Paul and Elder, </text:span><text:span text:style-name="T79">provides a metacognitive tool </text:span><text:span text:style-name="T80">that reflects the type of self-monitoring </text:span><text:span text:style-name="T25">described </text:span><text:span text:style-name="T80">by researchers as a key element for learning mathematics, in particular,and learning in general.</text:span><text:span text:style-name="T25">The </text:span><text:span text:style-name="T85">following </text:span><text:span text:style-name="T25">statement from Alan Schoenfeld </text:span><text:span text:style-name="T85">(1987) </text:span><text:span text:style-name="T25">depicts the </text:span><text:span text:style-name="T80">relationship and connection between</text:span><text:span text:style-name="T25"> metacogntion and critical thinking:</text:span>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 text:style-name="T183">p. 190</text:span>). Schoenfeld later (1992) describes the <text:span text:style-name="T156">importance</text:span> <text:span text:style-name="T156">and similarity with regard to self-monitoring and metacognition found in the processes of </text:span>writing and <text:span text:style-name="T156">in doing </text:span>mathematics:</text:p>
      <text:p text:style-name="P40"/>
      <text:p text:style-name="P40"><text:tab/>“As we write, we often scrap the past few sentences or paragraphs and return to the original <text:tab/>outline, or may decide to modify it on the basis of what you've just written. Or, as you work a <text:tab/>mathematical problem you may realize that the problem is more complex than you had thought <text:tab/>at first. Perhaps the best thing to do is start over, and make sure that you've fully understood it. <text:tab/>Note that at this level of description, the actions in all three domains – reading, writing, and <text:tab/>mathematics – is much the same. In the midst of intellectual activity ("problem solving," <text:tab/>broadly construed), you kept tabs on how well things were going. If things appeared to be <text:tab/>proceeding well, you continued along the same path; if they appeared to be problematic, you <text:tab/>took stock and considered other options. Monitoring and assessing progress "on line," and <text:tab/>acting in response to the assessments of on-line progress, are the core components of self-<text:tab/>regulation.”</text:p>
      <text:p text:style-name="P55"><text:tab/></text:p>
      <text:p text:style-name="P69"><text:span text:style-name="T43"><text:tab/></text:span><text:span text:style-name="T45">Thus, t</text:span><text:span text:style-name="T43">he key factor in effective problem solving </text:span><text:span text:style-name="T45">or writing </text:span><text:span text:style-name="T43">is to assist students in developing “</text:span><text:span text:style-name="T45">habits of mind” or an intellecutual dispostion to constantly monitor and “keep tabs” of their own thinking within</text:span><text:span text:style-name="T43"> the context of learning any discipline. </text:span><text:span text:style-name="T45">These habits of mind can be taught. </text:span><text:span text:style-name="T43">One advantage of the Paul and Elder model for Critical Thinking that forms the basis of FACT</text:span><text:span text:style-name="T27">© </text:span><text:span text:style-name="T43">is the identification of standards and components of reasoning that serve as useful metacognitive tools for <text:s/>analyzing,</text:span><text:span text:style-name="T45"> assessing, and evaluating </text:span><text:span text:style-name="T43">one's own thinking in a systematic and disciplined way. Critical thinkers, according to Paul and Elder, analyze their thinking and that of others by identifying and examining basic structures inherent in all thinking </text:span><text:span text:style-name="T66">(Elements of Thought)</text:span><text:span text:style-name="T76">. </text:span><text:span text:style-name="T43">These Elements include: </text:span><text:soft-page-break/><text:span text:style-name="T66">purpose, point of view, assumptions, implications and consequences, data and information, inferences and interpretations, concepts, and question at issue. Paul and Elder explain in </text:span><text:span text:style-name="Emphasis"><text:span text:style-name="T66">Tools for Taking Charge of Your Learning and Your Life</text:span></text:span><text:span text:style-name="T66">,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23"> <text:tab/></text:p>
      <text:p text:style-name="P23"><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text:span text:style-name="T157">Imagine students adding these elements or questions to their repertoire of skills as they work through problems. Sadly</text:span>, students <text:span text:style-name="T157">and probably most people </text:span>are not in the habit of asking them.</text:p>
      <text:p text:style-name="P49"/>
      <text:p text:style-name="P60">Elements of Reasoning:</text:p>
      <text:p text:style-name="P39"/>
      <text:list xml:id="list8550681808474177417" text:style-name="L6">
        <text:list-item>
          <text:p text:style-name="P79">All reasoning is an attempt to figure something out, to settle some question, to solve some problem.</text:p>
        </text:list-item>
        <text:list-item>
          <text:p text:style-name="P79">All reasoning is based on assumptions.</text:p>
        </text:list-item>
        <text:list-item>
          <text:p text:style-name="P79">All reasoning is done from some point of view.</text:p>
        </text:list-item>
        <text:list-item>
          <text:p text:style-name="P79">All reasoning is based on data, information, and evidence.</text:p>
        </text:list-item>
        <text:list-item>
          <text:p text:style-name="P79">All reasoning is expressed through, and shaped by, concepts and ideas.</text:p>
        </text:list-item>
        <text:list-item>
          <text:p text:style-name="P79">All reasoning contains inferences by which we draw conclusions and give meaning to data.</text:p>
        </text:list-item>
        <text:list-item>
          <text:p text:style-name="P97">All reasoning leads somewhere, has implications and consequences.</text:p>
        </text:list-item>
      </text:list>
      <text:p text:style-name="P49"/>
      <text:p text:style-name="P40">The Elements of Reasoning provide a method of understanding the logic of a mathematical problem, issue, or our reasoning or those of others on any subject. It serves as a useful tool to summarize one's own thinking about a problem at hand.</text:p>
      <text:p text:style-name="P49">Table 1 below provides a useful template for analyzing math or other problem situations:</text:p>
      <table:table table:name="Table8" table:style-name="Table8">
        <table:table-column table:style-name="Table8.A"/>
        <table:table-row>
          <table:table-cell table:style-name="Table8.A1" office:value-type="string">
            <text:p text:style-name="P30">The Elements of Reasoning</text:p>
            <text:p text:style-name="P30">1. The <text:span text:style-name="T117">purpose</text:span> of the problem is __________________________________________________________________.</text:p>
            <text:p text:style-name="P30"><text:span text:style-name="T116">(State as accurately as possible, the purpose for solving the problem. What exactly are we trying to <text:s text:c="2"/>do? What purpose will our solution achieve? Why is the </text:span><text:span text:style-name="T117">problem important</text:span><text:span text:style-name="T116">?)</text:span></text:p>
            <text:p text:style-name="P30">2. The key <text:span text:style-name="T117">question</text:span> or <text:span text:style-name="T117">problem</text:span> is __________________________________________________________________.</text:p>
            <text:p text:style-name="P31">(What exactly are we trying to determine? What is the problem or goal? Can I break the <text:s/>problem down into sub-problems? Can I categorize the problem into a particular type?)</text:p>
            <text:p text:style-name="P30">3. The most important <text:span text:style-name="T116">information</text:span> for addressing and solving the problem is ______________________________________________________________________________________________.</text:p>
            <text:p text:style-name="P32">(Identify key information needed, or presupposed for addressing the problem. Here we are looking for facts or data <text:soft-page-break/>relevant to the problem, What information such as data, and facts do I have? What <text:span text:style-name="T121">information</text:span> do I need to answer the question? Does it seem that some <text:span text:style-name="T121">information</text:span> is still missing? How is information to be accessed and used?)</text:p>
            <text:p text:style-name="P30">4. The key <text:span text:style-name="T117">concepts</text:span> we need to understand in this problem are __________________________________________</text:p>
            <text:p text:style-name="P30"><text:s/><text:span text:style-name="T122">________________________________________________________________________.</text:span></text:p>
            <text:p text:style-name="P30"><text:s/><text:span text:style-name="T123">(</text:span><text:span text:style-name="T124">What concepts or content (theorems, definitions, formulas, etc.) do we need to understand for reaching a solution?)</text:span></text:p>
            <text:p text:style-name="P33">5. The main assumption(s) underlying our understanding of the problem is (are) ______________________________</text:p>
            <text:p text:style-name="P33">_______________________________________________________________________________________________.</text:p>
            <text:p text:style-name="P34">(What is the author or problem as stated taking for granted? What assumptions are we making? Are our assumptions justifiable? Assumptions are generalizations that might be questioned and are most often unstated.)</text:p>
            <text:p text:style-name="P33"><text:span text:style-name="T31">6. </text:span><text:span text:style-name="T25">The basis for our </text:span><text:span text:style-name="T36">inferences </text:span><text:span text:style-name="T25">and </text:span><text:span text:style-name="T36">interpretations</text:span><text:span text:style-name="T25"> at this point are _______________________________________</text:span></text:p>
            <text:p text:style-name="P30"><text:span text:style-name="T123">_________________________________________</text:span><text:span text:style-name="T122">__________________________________________.</text:span></text:p>
            <text:p text:style-name="P33"><text:span text:style-name="T116">(Is there another way to interpret the information? Can I justify my interpretation of the information or problem to be solved? Have I made any inferences beyond what the evidence</text:span> <text:span text:style-name="T116">implies? Are my inference consistent?)</text:span></text:p>
            <text:p text:style-name="P30">7. The most important <text:span text:style-name="T117">conclusion(s)</text:span> or Implication(s) in solving this problem is (are)?<text:span text:style-name="T122">________________________________________________________________________.</text:span></text:p>
            <text:p text:style-name="P30">(<text:span text:style-name="T118">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span><text:span text:style-name="T119">)</text:span></text:p>
            <text:p text:style-name="P33">8. The main point(s) of view or perspective(s) represented in this problem is (are)?_____________________________________________________________________________________________.</text:p>
            <text:p text:style-name="P34">(Could I work the problem using a different approach or technique? How can we check our results?)</text:p>
          </table:table-cell>
        </table:table-row>
      </table:table>
      <text:p text:style-name="P45">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47"/>
      <text:p text:style-name="P49">The Elements <text:span text:style-name="T158">are</text:span> basic components in all thinking situations and serve a useful tool in analyzing our thoughts. However, the ability to address each element does not imply that thinking is good, <text:span text:style-name="T158">logical, </text:span>correct, accurate, <text:span text:style-name="T158">relevant </text:span>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49"/>
      <text:p text:style-name="P49">To help ensure that our thinking is good, then it should be measured against intellectual <text:span text:style-name="T128">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49"/>
      <text:p text:style-name="P39"><text:span text:style-name="T1">Intellectual Standards </text:span>(from How to Study and Learn a Discipline, Paul and Elder, 2007)</text:p>
      <text:list xml:id="list7474531632346717017" text:style-name="L7">
        <text:list-item>
          <text:p text:style-name="P80">Clarity – understandable, the meaning can be grasped</text:p>
        </text:list-item>
        <text:list-item>
          <text:p text:style-name="P80">Accuracy - free from errors or distortions, true</text:p>
        </text:list-item>
        <text:list-item>
          <text:p text:style-name="P80">Precision – exact to the necessary level of detail</text:p>
        </text:list-item>
        <text:list-item>
          <text:p text:style-name="P80"><text:soft-page-break/>Relevance – related to the matter at hand</text:p>
        </text:list-item>
        <text:list-item>
          <text:p text:style-name="P80">Depth – containing complexities and multiple interrelationships</text:p>
        </text:list-item>
        <text:list-item>
          <text:p text:style-name="P82">Breadth – includes multiple viewpoints, comprehensive in scope and broadminded</text:p>
        </text:list-item>
        <text:list-item>
          <text:p text:style-name="P82">Logic – The parts make sense together, no contradictions</text:p>
        </text:list-item>
        <text:list-item>
          <text:p text:style-name="P82">Significance – having importance and meaningful to the problem or question</text:p>
        </text:list-item>
        <text:list-item>
          <text:p text:style-name="P82">Fairness – bias free, considerate of other approaches or points of view</text:p>
          <text:p text:style-name="P83"/>
        </text:list-item>
      </text:list>
      <text:p text:style-name="P15">Apply Intellectual Standards <text:span text:style-name="T183">to Reasoning</text:span>:</text:p>
      <text:p text:style-name="P18"><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 </text:p>
      <text:p text:style-name="P19"><text:tab/>As <text:span text:style-name="T158">students are coached or taught our tutors m</text:span>odel the thinking <text:span text:style-name="T158">they</text:span> want students to learn. I<text:span text:style-name="T158">t</text:span> <text:span text:style-name="T158">is important for teachers to </text:span>point out exactly what moves <text:span text:style-name="T158">he/she is</text:span> making <text:span text:style-name="T158">when the teacher is solving a problem. While solving a problem, a teacher should think aloud stating, for example, “What information <text:s text:c="2"/>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mdard).</text:span> </text:p>
      <text:p text:style-name="P20"><text:tab/><text:span text:style-name="T159">During and after a problem has been solved, it is important for</text:span> students <text:span text:style-name="T159">to </text:span>observe the question<text:span text:style-name="T159">s</text:span> <text:span text:style-name="T159">the teacher/tutor </text:span>are asking and the thinking display<text:span text:style-name="T159">ed</text:span> and then discuss the <text:span text:style-name="T159">metacognitive </text:span>moves <text:span text:style-name="T159">that were</text:span> made. The main point is that it is <text:span text:style-name="T159">important </text:span>to help students learn to use these “moves” in their thinking while learning and applying content of the course. <text:span text:style-name="T159">Throughout a teaching session it is important to make explicit those types of questions by both teacher and student.</text:span> <text:span text:style-name="T159">After some time,</text:span> this behavior, <text:span text:style-name="T159">applying critical thinking,</text:span> become<text:span text:style-name="T159">s</text:span> habitual. <text:span text:style-name="T131">Practice in applying intellectual standards to the basic elements of thought are important steps as students seek to develop the traits of an independent, self-confident learner. Applying critical thinking concepts to even the most foundational and factual knowledge promot</text:span><text:span text:style-name="T132">es</text:span><text:span text:style-name="T131"> students' conceptual understanding of course content.</text:span></text:p>
      <text:p text:style-name="P20"><text:s/></text:p>
      <text:p text:style-name="P19"><text:span text:style-name="T133">A</text:span>lthough there are several Standards for thinking, the following are relevant to most situations:</text:p>
      <table:table table:name="Table9" table:style-name="Table9">
        <table:table-column table:style-name="Table9.A"/>
        <table:table-column table:style-name="Table9.B"/>
        <table:table-header-rows>
          <table:table-row>
            <table:table-cell table:style-name="Table9.A1" office:value-type="string">
              <text:p text:style-name="P72">Universal Intellectual Standards</text:p>
            </table:table-cell>
            <table:table-cell table:style-name="Table9.B1" office:value-type="string">
              <text:p text:style-name="P73">Questions for Applying Standards</text:p>
            </table:table-cell>
          </table:table-row>
        </table:table-header-rows>
        <table:table-row>
          <table:table-cell table:style-name="Table9.A10" office:value-type="string">
            <text:p text:style-name="P35">1. Clarity – understandable, the meaning can be understood</text:p>
          </table:table-cell>
          <table:table-cell table:style-name="Table9.B10" office:value-type="string">
            <text:list xml:id="list7009479140051986649" text:style-name="L8">
              <text:list-item>
                <text:p text:style-name="P101">Could you state it in other words?</text:p>
              </text:list-item>
              <text:list-item>
                <text:p text:style-name="P101">Could you draw a picture of the problem situation?</text:p>
              </text:list-item>
              <text:list-item>
                <text:p text:style-name="P101"><text:span text:style-name="T25">Could you explain what you do not understand about the </text:span><text:span text:style-name="T35">problem or question</text:span><text:span text:style-name="T25">?</text:span></text:p>
              </text:list-item>
            </text:list>
          </table:table-cell>
        </table:table-row>
        <text:soft-page-break/>
        <table:table-row>
          <table:table-cell table:style-name="Table9.A10" office:value-type="string">
            <text:p text:style-name="P35">2. Accurate – free of errors -</text:p>
            <text:p text:style-name="P35">Facts, definitions, and algorithmic procedures the individual brings to the problem situation may or may not be correct; inventory students knowledge about terms they are using:</text:p>
            <text:p text:style-name="P35">For assessing knowledge, try to determine if they:</text:p>
            <text:p text:style-name="P35">know nothing about it; b. know about the existence of, but nothing about the details of; c. partially recall or suspect the details, but with little certainty; confidently <text:s/>believe</text:p>
          </table:table-cell>
          <table:table-cell table:style-name="Table9.B10" office:value-type="string">
            <text:list xml:id="list5685742315502529501" text:style-name="L9">
              <text:list-item>
                <text:p text:style-name="P102">How can we check to see if the information you are using is accurate? (accuracy)</text:p>
              </text:list-item>
              <text:list-item>
                <text:p text:style-name="P102">How can I check to see if I am interpreting the information accurately?</text:p>
              </text:list-item>
              <text:list-item>
                <text:p text:style-name="P102">Do my assumptions make sense?</text:p>
              </text:list-item>
              <text:list-item>
                <text:p text:style-name="P102">Am I assuming information is accurate rather than simply accept it as true?</text:p>
              </text:list-item>
            </text:list>
          </table:table-cell>
        </table:table-row>
        <table:table-row>
          <table:table-cell table:style-name="Table9.A10" office:value-type="string">
            <text:p text:style-name="P37"><text:span text:style-name="T125">3. Precise- exact to necessary detail – </text:span><text:span text:style-name="Emphasis"><text:span text:style-name="T115">degree of precision appropriate for the problem context.</text:span></text:span></text:p>
            <text:p text:style-name="P35">appropriate attention to details through explicit and accurate use of language including mathematical terms, definitions, labels, analogies, concepts, and symbols. </text:p>
            <text:p text:style-name="P35"/>
            <text:p text:style-name="P35"/>
          </table:table-cell>
          <table:table-cell table:style-name="Table9.B10" office:value-type="string">
            <text:list xml:id="list5063252165591936951" text:style-name="L10">
              <text:list-item>
                <text:p text:style-name="P103">Could you be more precise?</text:p>
              </text:list-item>
              <text:list-item>
                <text:p text:style-name="P103">Am I being specific?</text:p>
              </text:list-item>
              <text:list-item>
                <text:p text:style-name="P103">Am I providing details?</text:p>
              </text:list-item>
              <text:list-item>
                <text:p text:style-name="P103">Do I need more details?</text:p>
              </text:list-item>
              <text:list-item>
                <text:p text:style-name="P103">Could you provide more details?</text:p>
              </text:list-item>
              <text:list-item>
                <text:p text:style-name="P103"><text:span text:style-name="T133">C</text:span>ould be more exact or specific?</text:p>
              </text:list-item>
              <text:list-item>
                <text:p text:style-name="P110"><text:span text:style-name="Emphasis"><text:span text:style-name="T115">Could state your understanding of the math term you are using in your reasoning?</text:span></text:span></text:p>
              </text:list-item>
              <text:list-item>
                <text:p text:style-name="P110"><text:span text:style-name="Emphasis"><text:span text:style-name="T115">Could you state more explicitly the meaning of, or elaborate on, (choose) the math term, definition, skill, procedure, symbol(s), units of measure, labeling of axes, etc. that you are using?</text:span></text:span></text:p>
              </text:list-item>
            </text:list>
          </table:table-cell>
        </table:table-row>
        <table:table-row>
          <table:table-cell table:style-name="Table9.A10" office:value-type="string">
            <text:p text:style-name="P35">4. Relevance – relating to the problem or issue at hand – I want to make sure I use information relevant to the problem.</text:p>
            <text:p text:style-name="P35"/>
          </table:table-cell>
          <table:table-cell table:style-name="Table9.B10" office:value-type="string">
            <text:list xml:id="list883362971344131389" text:style-name="L11">
              <text:list-item>
                <text:p text:style-name="P104">How is what you are doing is relevant to the question? </text:p>
              </text:list-item>
              <text:list-item>
                <text:p text:style-name="P104">What information relevant to the mathematical situation or problem at hand do I possess, and how is that information accessed and used?</text:p>
              </text:list-item>
            </text:list>
            <text:p text:style-name="P67"/>
          </table:table-cell>
        </table:table-row>
        <table:table-row>
          <table:table-cell table:style-name="Table9.A10" office:value-type="string">
            <text:p text:style-name="P35">5. Depth - relates to the complexities and rigor involved in the issue or problem, in contrast to superficial understandings or treatment</text:p>
            <text:p text:style-name="P35"/>
          </table:table-cell>
          <table:table-cell table:style-name="Table9.B10" office:value-type="string">
            <text:list xml:id="list6990849437434169216" text:style-name="L12">
              <text:list-item>
                <text:p text:style-name="P105">What makes this a difficult problem?</text:p>
              </text:list-item>
              <text:list-item>
                <text:p text:style-name="P111">What concepts are involved in solving this problem? How are the concepts connected?</text:p>
              </text:list-item>
              <text:list-item>
                <text:p text:style-name="P111">What resources will we need in order to solve this problem?</text:p>
              </text:list-item>
            </text:list>
          </table:table-cell>
        </table:table-row>
        <table:table-row>
          <table:table-cell table:style-name="Table9.A10" office:value-type="string">
            <text:p text:style-name="P35">6. Breadth- encompasses multiple view points or representations. Most math concepts, problems and solutions can be represented using symbols, numbers, graphs, or descriptively using one's language.</text:p>
          </table:table-cell>
          <table:table-cell table:style-name="Table9.B10" office:value-type="string">
            <text:list xml:id="list5077759927134229007" text:style-name="L13">
              <text:list-item>
                <text:p text:style-name="P106">Can you articulate another reasonable ways of looking at the issue(breadth<text:span text:style-name="T134">)</text:span></text:p>
              </text:list-item>
            </text:list>
          </table:table-cell>
        </table:table-row>
        <table:table-row>
          <table:table-cell table:style-name="Table9.A10" office:value-type="string">
            <text:p text:style-name="P35">Logic – thinking makes sense, no contradictions, able to follow reasoning</text:p>
            <text:p text:style-name="P35"/>
          </table:table-cell>
          <table:table-cell table:style-name="Table9.B10" office:value-type="string">
            <text:list xml:id="list7902473830429134435" text:style-name="L14">
              <text:list-item>
                <text:p text:style-name="P107">Can you express the logic that you used (logic<text:span text:style-name="T133">)</text:span></text:p>
              </text:list-item>
              <text:list-item>
                <text:p text:style-name="P107"><text:span text:style-name="T37">P</text:span><text:span text:style-name="T25">lanning results in an outline of the logical steps required to obtain a solution. In many cases the logical steps are conveniently expressed as mathematic</text:span><text:span text:style-name="T37">s</text:span><text:span text:style-name="T135">.</text:span></text:p>
              </text:list-item>
              <text:list-item>
                <text:p text:style-name="P107">Can you provide a flow-chart of your thinking?</text:p>
              </text:list-item>
              <text:list-item>
                <text:p text:style-name="P107">Am I clearly making connections between parts of the problem?</text:p>
              </text:list-item>
            </text:list>
          </table:table-cell>
        </table:table-row>
        <text:soft-page-break/>
        <table:table-row>
          <table:table-cell table:style-name="Table9.A10" office:value-type="string">
            <text:p text:style-name="P35">Significance – focuses on most important, not trivial</text:p>
            <text:p text:style-name="P35">What is the most central idea to solving the problem?</text:p>
            <text:p text:style-name="P35">Which of the facts are most important?</text:p>
            <text:p text:style-name="P35"/>
          </table:table-cell>
          <table:table-cell table:style-name="Table9.B10" office:value-type="string">
            <text:list xml:id="list9113262055532737960" text:style-name="L15">
              <text:list-item>
                <text:p text:style-name="P108">Have you focused on the most significant issue in in dealing with this problem(significant)</text:p>
              </text:list-item>
              <text:list-item>
                <text:p text:style-name="P108">What math concepts are basic in the problem?</text:p>
              </text:list-item>
              <text:list-item>
                <text:p text:style-name="P100">What information is important, what information can be ignored, and what additional information may be needed?</text:p>
              </text:list-item>
            </text:list>
          </table:table-cell>
        </table:table-row>
        <table:table-row>
          <table:table-cell table:style-name="Table9.A10" office:value-type="string">
            <text:p text:style-name="P35">Fairness – justifiable, multiple viewpoints or representations</text:p>
          </table:table-cell>
          <table:table-cell table:style-name="Table9.B10" office:value-type="string">
            <text:list xml:id="list2403741908306356940" text:style-name="L16">
              <text:list-item>
                <text:p text:style-name="P109">drawing a clear line between the results, on the one hand, and your judgment calls about how those results support a hypothesis.</text:p>
              </text:list-item>
              <text:list-item>
                <text:p text:style-name="P109">students in multiple ways using different solution strategies</text:p>
              </text:list-item>
              <text:list-item>
                <text:p text:style-name="P109"><text:span text:style-name="T133">t</text:span>he problem can be approached by a different solutions or decision or positions stat can be taken or defended)</text:p>
              </text:list-item>
            </text:list>
            <text:p text:style-name="P67"/>
          </table:table-cell>
        </table:table-row>
      </table:table>
      <text:p text:style-name="P13">Table 2 Adapted from Paul and Elder</text:p>
      <text:p text:style-name="P14"/>
      <text:p text:style-name="P25"><text:span text:style-name="T160">Building Confidence, Autonomy, and Perseverance</text:span> </text:p>
      <text:p text:style-name="P68"><text:span text:style-name="T26"><text:tab/></text:span><text:span text:style-name="T62"> Paul and Elder also note, that all thinkers should cultivate positive intellectual traits such as intellectual humility, intellectual autonomy, confidence in reason, intellectual perseverance, among others. Among these traits, the Center focus</text:span><text:span text:style-name="T64">es</text:span><text:span text:style-name="T62"> on developing </text:span><text:span text:style-name="T64">students' i</text:span><text:span text:style-name="T62">ntellectual perseverance or the disposition to work though </text:span><text:span text:style-name="T64">problems that are progressively more </text:span><text:span text:style-name="T62">complex </text:span><text:span text:style-name="T64">and challenging</text:span><text:span text:style-name="T62"> despite frustration inherent in the task Student must be willing to work their way though complexities in a problem solving context and not give up when challenged. It is im</text:span><text:span text:style-name="T63">per</text:span><text:span text:style-name="T62">ative that students develop a capacity of patience and tenacity.</text:span></text:p>
      <text:p text:style-name="P24"/>
      <text:p text:style-name="P40"><text:span text:style-name="T40"><text:tab/>Building Intellectual traits within students, such as intellectual autonomy, confidence, and perseverance are of critical importance in math achievement and success. The problem in developing these traits among </text:span><text:span text:style-name="T41">American</text:span><text:span text:style-name="T40"> students </text:span><text:span text:style-name="T41">has proven difficult as reflected in a number of international studies related to math achievement.</text:span><text:span text:style-name="T40"> For several </text:span><text:span text:style-name="T42">r</text:span><text:span text:style-name="T40">ea sons, </text:span><text:span text:style-name="T38">Americans tend to assume that </text:span><text:span text:style-name="T39">math achievement </text:span><text:span text:style-name="T25"><text:s/>is equivalent to sudden insight </text:span><text:span text:style-name="T85">or a genetically inherited trait</text:span><text:span text:style-name="T25">. With mathematics, </text:span><text:span text:style-name="T85">unlike other subjects, </text:span><text:span text:style-name="T25">one often hears teachers tell children that they "either know it or they don't," </text:span><text:span text:style-name="T85">meaning</text:span><text:span text:style-name="T25"> that math problems can either be solved quickly or not at all. </text:span><text:span text:style-name="T85">During parent-teacher conferences, math facuty constantly hear parents lament that their child “get's it from me”(lack of math ability). In c</text:span><text:span text:style-name="T25">ontrast, </text:span><text:span text:style-name="T85">to American students, </text:span><text:span text:style-name="T25">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31">Outliers, </text:span><text:span text:style-name="T86">Malcolm</text:span><text:span text:style-name="T25">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text:span><text:span text:style-name="T85">across all grade levels </text:span><text:span text:style-name="T25">when compared to persistence during mathematical problem solving.</text:span></text:p>
      <text:p text:style-name="P10"><text:soft-page-break/></text:p>
      <text:p text:style-name="P3"><text:span text:style-name="T187"><text:tab/>A lack of confidence in one's own mathematical ability </text:span>is devastating for several reasons. If <text:span text:style-name="T187">students</text:span> believe that they are incapable of performing well in math classes, they may experience a sense of helplessness where students attribute lack of success in mathematics to lack of ability (Covington &amp; Berry, 1976). Dweck (1986) asserted that such students tend to demonstrate a low level of persistence and to avoid challenges whenever possible. Other researchers have shown that the more confident students are of their ability to do well in mathematics, the more likely they are to continue with higher level courses (Hackett, 1985; Lantz &amp; Smith, 1981; Fennema <text:s/>&amp; Sherman, 1978). In fact, Eccles (1983) found that the decision to enroll in math courses beyond the minimum required for graduation is more highly correlated with perceived ability than with actual ability. </text:p>
      <text:p text:style-name="P11"/>
      <text:p text:style-name="P10"/>
      <text:p text:style-name="P10"><text:tab/>In sum: whether acknowledged or not, whether conscious or not, beliefs shape mathematical behavior. Beliefs are abstracted from one's experiences and from the culture in which one is embedded. This leads to the consideration of mathematical practice. <text:span text:style-name="T160">It is the intent of the Center to facilitate the type of learning that develops student success through critical thinking while motivating them to shift their perceptions and attitudes regarding math and facilitate increased persistance and confidence in math. <text:s/></text:span></text:p>
      <text:p text:style-name="P10"/>
      <text:p text:style-name="P61">Polya's Model for Mathematical Reasoning</text:p>
      <text:p text:style-name="P48"/>
      <text:p text:style-name="P46"><text:span text:style-name="T138"><text:tab/>George Polya, professor of mathematics at </text:span><text:a xlink:type="simple" xlink:href="http://en.wikipedia.org/wiki/ETH_Zürich"><text:span text:style-name="T154">ETH Zürich</text:span></text:a><text:span text:style-name="T113"> </text:span><text:span text:style-name="T138">in Switzerland and later at Stanford University,</text:span><text:span text:style-name="T143"> s</text:span><text:span text:style-name="T138">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155">How to Solve It</text:span></text:a><text:span text:style-name="T138">,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span></text:p>
      <text:p text:style-name="P63"/>
      <text:p text:style-name="P63">One of the first and foremost duties of the teacher is not to give his students the impression that mathematical problems have little connection with each other, and no connection at all with anything else...The teacher should encourage the students to imagine cases in which they could utilize again the procedure used, or apply the <text:s/>result obtained” (p. 15-16).</text:p>
      <text:p text:style-name="P48"/>
      <text:p text:style-name="P48"><text:tab/>The Problem-Solving processes outlined in “How to Solve It” presents four phases or areas of problem solving, which have become the framework most often recommended for teaching problem-solving skills in mathematics. It should be noted that Polya's four steps<text:span text:style-name="T22"> are often applied to </text:span>both <text:soft-page-break/>mathematical and non-mathematical problems. The four steps are simple:</text:p>
      <text:p text:style-name="P48"/>
      <text:p text:style-name="P76">1. Understanding the problem (Recognizing what is asked for.)</text:p>
      <text:p text:style-name="P76">2. Devising a plan to solve the problem (Responding to what is asked for.)</text:p>
      <text:p text:style-name="P76">3. Implementing the plan (Developing the result of the response.)</text:p>
      <text:p text:style-name="P76">4. Reflecting on the problem (Checking. What does the result tell me?)</text:p>
      <text:p text:style-name="P77"/>
      <text:p text:style-name="P51"><text:tab/>The four steps may seem intuitive and simplistic and, at face-value, provide little direction on how to navigate <text:span text:style-name="T161">each </text:span>step: understand, devise a plan, implementing the plan, and reflecting on the problem. <text:span text:style-name="T161">However, i</text:span>n all fairness, Polya does provide <text:span text:style-name="T184">considerable </text:span>insight for assisting students at each step and many of his strategies have formed the basis of ongoing research and practice in teaching mathematics. Note that once step two has been totally developed the problem is essentially “solved.” The planning of the solution is the "thinking" part and requires the use of knowledge and concepts. In the third step, 'Carrying out the plan', is not <text:span text:style-name="T161">really </text:span>problem solving but rather the use of mathematics to generate the final answer. It is a mechanical process. Unfortunately most math teaching removes step two from problem solving, and students are taught to focus on 'Carrying out the plan, ' at the expense of devising the 'Plan.' <text:s/></text:p>
      <text:p text:style-name="P52"><text:tab/></text:p>
      <text:p text:style-name="P56"><text:tab/></text:p>
      <text:p text:style-name="P57"><text:span text:style-name="T184"><text:tab/>Too often classroom instruction involves having</text:span> students <text:span text:style-name="T184">watch their teachers </text:span>solve a particular type of problem <text:span text:style-name="T184">and then </text:span>emulat<text:span text:style-name="T184">e</text:span> what the teacher has done. <text:span text:style-name="T184">Typically, after observing the teacher solve a problem, </text:span>students complete a set of practice problems that are really no different from those worked by the teacher in class. <text:span text:style-name="T184">This method of instruction</text:span>, <text:span text:style-name="T185">encourages students to skip Polya's step two (</text:span><text:span text:style-name="T162">Devising a plan to solve the proble</text:span><text:span text:style-name="T163">m)</text:span><text:span text:style-name="T184"> and proceed immediately to step three </text:span><text:span text:style-name="T162">(Implement the plan</text:span><text:span text:style-name="T163">). Again, step three is not problem solving. The problem solving aspect was provided by the teacher when </text:span><text:span text:style-name="T165">he/she explained the purpose of the problem (step one) and then</text:span><text:span text:style-name="T163"> devised the plan </text:span><text:span text:style-name="T165">(step two)</text:span><text:span text:style-name="T163">. </text:span></text:p>
      <text:p text:style-name="P64"><text:tab/></text:p>
      <text:p text:style-name="P58"><text:span text:style-name="T163"><text:tab/>Th</text:span><text:span text:style-name="T165">e</text:span><text:span text:style-name="T164"> common practice </text:span><text:span text:style-name="T165">of mindless mimicry in teaching </text:span><text:span text:style-name="T163">reduces problem solving into a stimulus-response approach where students categorize a problem (stimulus) and </text:span><text:span text:style-name="T164">then </text:span><text:span text:style-name="T163">begin shoving symbols (response). In </text:span><text:span text:style-name="T164">time, students </text:span><text:span text:style-name="T165">are constantly taught to give superficial treatment to step one (understand the problem) a</text:span><text:span text:style-name="T166">s</text:span><text:span text:style-name="T165"> they subsequently neglect “engaging the text” </text:span><text:span text:style-name="T166">or </text:span><text:span text:style-name="T165">read</text:span><text:span text:style-name="T166">ing</text:span><text:span text:style-name="T165"> the problem in <text:s/>a disciplied way for meaning or purpose. After the student's cursory review of a problem, the student labels the type of ta</text:span><text:span text:style-name="T164">sk </text:span><text:span text:style-name="T165">(distance problem, coin problem, mixture problem, etc.) </text:span><text:span text:style-name="T166">which is conceived by the student to be a one-to-one correspondance (only the numbers have changed, sic) to the problem solved earlier by the teacher. The student moves into step three mode and starts the symbol moving process until they have distilled an answer. Finally, rather than substantive reflection (step 4-Reflecting on the problem or <text:s/>checking. What does the result tell me?), the student checks his/her answer against a solution key which provides no clue in terms of what went wrong. </text:span></text:p>
      <text:p text:style-name="P65"/>
      <text:p text:style-name="P71"><text:span text:style-name="T25"><text:tab/></text:span><text:span text:style-name="T83">A preditable outcome of traditional mathematics teaching is students' inability to check the accuracy of their solutions or to defend whether or not a solution is even reasonable within the context of a problem. When students' lack the ability to </text:span><text:span text:style-name="T33">devise a solution, </text:span><text:span text:style-name="T87">they will obviously not have developed competence in independently confirming o</text:span><text:span text:style-name="T88">r</text:span><text:span text:style-name="T87"> verifying a solution. Moreover, </text:span><text:span text:style-name="T83">Polya's fourth step“</text:span><text:span text:style-name="T34">Reflecting on the problem (Checking. What does the result tell me?” </text:span><text:span text:style-name="T83">is too</text:span><text:span text:style-name="T25"> often </text:span><text:span text:style-name="T89">subverted</text:span><text:span text:style-name="T25"> by textbooks and supporting material </text:span><text:span text:style-name="T89">and even the teacher who once again tells the student whether or not answers to math problems are correct. </text:span><text:span text:style-name="T25">Hence opportunities for learning through reflection, step four, is not leveraged. Rather, students receive good grades and are rewarded for getting the right answer, even if they can't articulate their understanding or the meaning of the solution or its process.</text:span></text:p>
      <text:p text:style-name="P59"><text:soft-page-break/></text:p>
      <text:p text:style-name="P71"><text:span text:style-name="T25"><text:tab/></text:span><text:span text:style-name="T81">Ask any mathematics teacher how o</text:span><text:span text:style-name="T25">ften </text:span><text:span text:style-name="T81">students “</text:span><text:span text:style-name="T25">cry foul“ </text:span><text:span text:style-name="T81">when given a problem on a test that wasn't nearly identical to those seen in the classroom, homework, or on worksheets. Students in American schools have been encultured to let the teacher do their thinking for them and often feel betrayed when held accountable for developing their own solutions. </text:span><text:span text:style-name="T25">McAllister (1996) </text:span><text:span text:style-name="T82">infers</text:span><text:span text:style-name="T25"> that students</text:span><text:span text:style-name="T82">'</text:span><text:span text:style-name="T25"> inability to develop solution plans is </text:span><text:span text:style-name="T82">an obvious outcome</text:span><text:span text:style-name="T25"> </text:span><text:span text:style-name="T82">of </text:span><text:span text:style-name="T25">classroom teachers </text:span><text:span text:style-name="T82">who</text:span><text:span text:style-name="T25"> </text:span><text:span text:style-name="T82">routinely supply </text:span><text:span text:style-name="T25">the solution plan to students. </text:span><text:span text:style-name="T82">When</text:span><text:span text:style-name="T25"> students encounter </text:span><text:span text:style-name="T82">problems that require solution strategies that </text:span><text:span text:style-name="T25">are not the same as th</text:span><text:span text:style-name="T82">ose </text:span><text:span text:style-name="T25">solutions developed by the expert, </text:span><text:span text:style-name="T82">such as those problems on standardized tests, </text:span><text:span text:style-name="T83">they lack the experience and confidence to develop their own solutions</text:span><text:span text:style-name="T25">. </text:span><text:span text:style-name="T83">After years of schooling most students view mathematics as </text:span><text:span text:style-name="T25">the manipulative part ('</text:span><text:span text:style-name="T31">Carrying out the plan</text:span><text:span text:style-name="T25">') </text:span><text:span text:style-name="T83">of problem solving and are not consciously aware of how math is actually performed in a “real world” setting. </text:span></text:p>
      <text:p text:style-name="P59"/>
      <text:p text:style-name="P41"><text:tab/>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text:span text:style-name="T186">states</text:span>,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span text:style-name="T25"> </text:span></text:p>
      <text:p text:style-name="P53"/>
      <text:p text:style-name="P51"><text:tab/>Since Polya's work, teachers and researchers have developed literally hundreds of methods for addressing each of the four steps.Students and teachers often get lost in the vast collection of problem solving approaches and need a solid, simple, and consistent approach for successfully accomplishing each of Polya's four steps. That is why the Critical Thinking model serves as a unifying approach toward accomplishing each step of the problem solving process envisioned by Polya and others.Those specific research-based approaches that have proven to be effective are incorporated as learning strategies within FACT<text:span text:style-name="T2">@</text:span>.</text:p>
      <text:p text:style-name="P51"/>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tyle:font-face style:name="Mangal1" svg:font-family="Mangal"/>
    <style:font-face style:name="Verdana2" svg:font-family="Verdana, sans-serif"/>
    <style:font-face style:name="Calibri" svg:font-family="Calibri" style:font-family-generic="roman"/>
    <style:font-face style:name="Times New Roman1" svg:font-family="'Times New Roman'" style:font-family-generic="roman"/>
    <style:font-face style:name="WarnockPro-Regular" svg:font-family="WarnockPro-Regular"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0:17:54.306000000</meta:creation-date>
    <dc:date>2014-07-25T12:16:43.749000000</dc:date>
    <meta:editing-duration>P5DT8H40M6S</meta:editing-duration>
    <meta:editing-cycles>20</meta:editing-cycles>
    <meta:generator>LibreOffice/4.1.4.2$Windows_x86 LibreOffice_project/0a0440ccc0227ad9829de5f46be37cfb6edcf72</meta:generator>
    <meta:print-date>2014-07-24T13:33:02.906000000</meta:print-date>
    <meta:document-statistic meta:table-count="2" meta:image-count="0" meta:object-count="0" meta:page-count="17" meta:paragraph-count="180" meta:word-count="9254" meta:character-count="60918" meta:non-whitespace-character-count="51666"/>
  </office:meta>
</office:document-meta>
</file>